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7.48770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1.24354166666667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1667in" svg:width="10.24931in" svg:height="4.36944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First</text:p>
          </table:table-cell>
          <table:table-cell office:value-type="time" office:time-value="PT16H0M47.000S" table:style-name="ce9">
            <text:p>16:00:47</text:p>
          </table:table-cell>
          <table:table-cell office:value-type="string" table:style-name="ce12">
            <text:p>Last</text:p>
          </table:table-cell>
          <table:table-cell office:value-type="time" office:time-value="PT16H7M47.000S" table:style-name="ce9">
            <text:p>16:07:4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9733333333333327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3.006666666666668" table:style-name="ce14">
            <text:p>33.0</text:p>
          </table:table-cell>
          <table:table-cell office:value-type="float" office:value="10.006666666666666" table:style-name="ce14">
            <text:p>10.0</text:p>
          </table:table-cell>
          <table:table-cell office:value-type="float" office:value="0.18666666666666668" table:style-name="ce14">
            <text:p>0.2</text:p>
          </table:table-cell>
          <table:table-cell office:value-type="float" office:value="56.813333333333347" table:style-name="ce14">
            <text:p>56.8</text:p>
          </table:table-cell>
          <table:table-cell office:value-type="float" office:value="43.013333333333335" table:style-name="ce14">
            <text:p>43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0.399999999999999" table:style-name="ce13">
            <text:p>20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90" table:style-name="ce14">
            <text:p>90.0</text:p>
          </table:table-cell>
          <table:table-cell office:value-type="float" office:value="23.6" table:style-name="ce14">
            <text:p>23.6</text:p>
          </table:table-cell>
          <table:table-cell office:value-type="float" office:value="1.4" table:style-name="ce14">
            <text:p>1.4</text:p>
          </table:table-cell>
          <table:table-cell office:value-type="float" office:value="100" table:style-name="ce14">
            <text:p>100.0</text:p>
          </table:table-cell>
          <table:table-cell office:value-type="float" office:value="97.8" table:style-name="ce14">
            <text:p>97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8840H6M47.000S" table:style-name="ce9">
            <text:p>16:06:4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7267218743688142" table:style-name="ce14">
            <text:p>2.7</text:p>
          </table:table-cell>
          <table:table-cell office:value-type="float" office:value="2.3584277148567625" table:style-name="ce14">
            <text:p>2.4</text:p>
          </table:table-cell>
          <table:table-cell office:value-type="float" office:value="7.4999999999999991" table:style-name="ce14">
            <text:p>7.5</text:p>
          </table:table-cell>
          <table:table-cell office:value-type="float" office:value="1.7601501994836888" table:style-name="ce14">
            <text:p>1.8</text:p>
          </table:table-cell>
          <table:table-cell office:value-type="float" office:value="2.2737135771853687" table:style-name="ce14">
            <text:p>2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6.0000000000000001E-3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762.56999999999994" table:style-name="ce13">
            <text:p>76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7.8681301388724972E-6" table:style-name="ce14">
            <text:p>0.0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0-19T00:00:00" table:style-name="ce5">
            <text:p>19-Oct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5" table:style-name="ce4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0.460S" table:style-name="ce6">
            <text:p>00:16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739,GHEIGHT=302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8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3.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540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6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55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61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4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027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58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3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57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96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027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40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6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78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835956 0 139892 33490057 16951 1 528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03604 0 34872 8356358 4283 0 280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17037 0 38942 8368038 5876 0 91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04459 0 32236 8387688 3152 0 746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10855 0 33841 8377970 3638 0 824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1770939 53 3453 0 0 0 0 2 0 1 0 0 0 1840 0 78022 63 0 0 0 0 0 0 0 22 0 0 0 0 0 0 0 0 220273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72586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50556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3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9672853 0 4260382 625249 60845326 78062 0 3395 1073384 6257 27807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686073547 59906312 <text:s text:c="3"/>0 <text:s text:c="3"/>0 <text:s text:c="3"/>0 <text:s text:c="4"/>0 <text:s text:c="9"/>0 <text:s text:c="8"/>0 1686073547 5990631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68363699 1417942 <text:s text:c="3"/>0 1437 <text:s text:c="3"/>0 <text:s text:c="4"/>0 <text:s text:c="9"/>0 <text:s text:c="8"/>0 1738223297 148406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368 23401 947094 262124 59649 1657712 13774856 12765632 0 302160 13065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265 23371 946042 261672 59649 1657712 13774856 12765632 0 302084 130646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0 0 0 0 0 0 40 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332 0 0 0 0 0 328 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44 303482 21 24 8 52 250 163 20 0 1 0 4 2928640 413 4294967295 14249984 14349820 0 0 0 0 0 4096 536946211 4294967295 0 0 0 3 0 0 17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413 311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17942 errors:0 dropped:143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48406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68363699 (168.3 MB) <text:s/>TX bytes:1738223297 (1.7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990631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990631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686073547 (1.6 GB) <text:s/>TX bytes:1686073547 (1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2 <text:s text:c="5"/>284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3.55in" svg:width="10.26389in" svg:height="4.36944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93333in" svg:width="10.26389in" svg:height="4.36944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1.6" table:style-name="ce1">
            <text:p>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35.1" table:style-name="ce1">
            <text:p>35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0.9" table:style-name="ce1">
            <text:p>60.9</text:p>
          </table:table-cell>
          <table:table-cell office:value-type="float" office:value="39.1" table:style-name="ce1">
            <text:p>3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86.1" table:style-name="ce1">
            <text:p>86.1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7.8" table:style-name="ce1">
            <text:p>97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90" table:style-name="ce1">
            <text:p>90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5.4" table:style-name="ce1">
            <text:p>9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76.2" table:style-name="ce1">
            <text:p>76.2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15.1" table:style-name="ce1">
            <text:p>15.1</text:p>
          </table:table-cell>
          <table:table-cell office:value-type="float" office:value="84.8" table:style-name="ce1">
            <text:p>84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59.4" table:style-name="ce1">
            <text:p>59.4</text:p>
          </table:table-cell>
          <table:table-cell office:value-type="float" office:value="12.5" table:style-name="ce1">
            <text:p>12.5</text:p>
          </table:table-cell>
          <table:table-cell office:value-type="float" office:value="0.2" table:style-name="ce1">
            <text:p>0.2</text:p>
          </table:table-cell>
          <table:table-cell office:value-type="float" office:value="28" table:style-name="ce1">
            <text:p>28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1.100000000000009" table:style-name="ce1">
            <text:p>91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2.6" table:style-name="ce1">
            <text:p>2.6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95.7" table:style-name="ce1">
            <text:p>95.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16.3" table:style-name="ce1">
            <text:p>16.3</text:p>
          </table:table-cell>
          <table:table-cell office:value-type="float" office:value="23.2" table:style-name="ce1">
            <text:p>23.2</text:p>
          </table:table-cell>
          <table:table-cell office:value-type="float" office:value="1.4" table:style-name="ce1">
            <text:p>1.4</text:p>
          </table:table-cell>
          <table:table-cell office:value-type="float" office:value="59.1" table:style-name="ce1">
            <text:p>59.1</text:p>
          </table:table-cell>
          <table:table-cell office:value-type="float" office:value="39.5" table:style-name="ce1">
            <text:p>3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5.4" table:style-name="ce1">
            <text:p>15.4</text:p>
          </table:table-cell>
          <table:table-cell office:value-type="float" office:value="23.3" table:style-name="ce1">
            <text:p>23.3</text:p>
          </table:table-cell>
          <table:table-cell office:value-type="float" office:value="0.4" table:style-name="ce1">
            <text:p>0.4</text:p>
          </table:table-cell>
          <table:table-cell office:value-type="float" office:value="61" table:style-name="ce1">
            <text:p>61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2.2" table:style-name="ce1">
            <text:p>22.2</text:p>
          </table:table-cell>
          <table:table-cell office:value-type="float" office:value="23.6" table:style-name="ce1">
            <text:p>23.6</text:p>
          </table:table-cell>
          <table:table-cell office:value-type="float" office:value="0.5" table:style-name="ce1">
            <text:p>0.5</text:p>
          </table:table-cell>
          <table:table-cell office:value-type="float" office:value="53.7" table:style-name="ce1">
            <text:p>53.7</text:p>
          </table:table-cell>
          <table:table-cell office:value-type="float" office:value="45.8" table:style-name="ce1">
            <text:p>4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7.5" table:style-name="ce1">
            <text:p>17.5</text:p>
          </table:table-cell>
          <table:table-cell office:value-type="float" office:value="0.2" table:style-name="ce1">
            <text:p>0.2</text:p>
          </table:table-cell>
          <table:table-cell office:value-type="float" office:value="66.2" table:style-name="ce1">
            <text:p>66.2</text:p>
          </table:table-cell>
          <table:table-cell office:value-type="float" office:value="33.6" table:style-name="ce1">
            <text:p>3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006666666666668" table:style-name="ce1">
            <text:p>33.00666667</text:p>
          </table:table-cell>
          <table:table-cell office:value-type="float" office:value="10.006666666666666" table:style-name="ce1">
            <text:p>10.00666667</text:p>
          </table:table-cell>
          <table:table-cell office:value-type="float" office:value="0.18666666666666668" table:style-name="ce1">
            <text:p>0.186666667</text:p>
          </table:table-cell>
          <table:table-cell office:value-type="float" office:value="56.813333333333347" table:style-name="ce1">
            <text:p>56.81333333</text:p>
          </table:table-cell>
          <table:table-cell office:value-type="float" office:value="43.013333333333335" table:style-name="ce1">
            <text:p>43.0133333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in" svg:width="10.26389in" svg:height="4.36944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2.133333333333333" table:style-name="ce11">
            <text:p>32.1</text:p>
          </table:table-cell>
          <table:table-cell office:value-type="float" office:value="10.139999999999999" table:style-name="ce11">
            <text:p>10.1</text:p>
          </table:table-cell>
          <table:table-cell office:value-type="float" office:value="0.24000000000000002" table:style-name="ce11">
            <text:p>0.2</text:p>
          </table:table-cell>
          <table:table-cell office:value-type="float" office:value="57.459999999999994" table:style-name="ce11">
            <text:p>5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3.28" table:style-name="ce11">
            <text:p>33.3</text:p>
          </table:table-cell>
          <table:table-cell office:value-type="float" office:value="10.313333333333334" table:style-name="ce11">
            <text:p>10.3</text:p>
          </table:table-cell>
          <table:table-cell office:value-type="float" office:value="0.42" table:style-name="ce11">
            <text:p>0.4</text:p>
          </table:table-cell>
          <table:table-cell office:value-type="float" office:value="55.993333333333325" table:style-name="ce11">
            <text:p>56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3.373333333333342" table:style-name="ce11">
            <text:p>33.4</text:p>
          </table:table-cell>
          <table:table-cell office:value-type="float" office:value="10" table:style-name="ce11">
            <text:p>10.0</text:p>
          </table:table-cell>
          <table:table-cell office:value-type="float" office:value="0.04" table:style-name="ce11">
            <text:p>0.0</text:p>
          </table:table-cell>
          <table:table-cell office:value-type="float" office:value="56.593333333333341" table:style-name="ce11">
            <text:p>56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3.286666666666669" table:style-name="ce11">
            <text:p>33.3</text:p>
          </table:table-cell>
          <table:table-cell office:value-type="float" office:value="9.4" table:style-name="ce11">
            <text:p>9.4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57.266666666666666" table:style-name="ce11">
            <text:p>57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3.55in" svg:width="10.20139in" svg:height="4.36944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93333in" svg:width="10.20139in" svg:height="4.36944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0" table:style-name="ce1">
            <text:p>0</text:p>
          </table:table-cell>
          <table:table-cell office:value-type="float" office:value="137.4" table:style-name="ce1">
            <text:p>137.4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0" table:style-name="ce1">
            <text:p>0</text:p>
          </table:table-cell>
          <table:table-cell office:value-type="float" office:value="983.4" table:style-name="ce1">
            <text:p>983.4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8.8000000000000007" table:style-name="ce1">
            <text:p>8.8</text:p>
          </table:table-cell>
          <table:table-cell table:number-columns-repeated="16380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0" table:style-name="ce1">
            <text:p>0</text:p>
          </table:table-cell>
          <table:table-cell office:value-type="float" office:value="3885.4" table:style-name="ce1">
            <text:p>3885.4</text:p>
          </table:table-cell>
          <table:table-cell office:value-type="float" office:value="16.2" table:style-name="ce1">
            <text:p>16.2</text:p>
          </table:table-cell>
          <table:table-cell table:number-columns-repeated="16380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0" table:style-name="ce1">
            <text:p>0</text:p>
          </table:table-cell>
          <table:table-cell office:value-type="float" office:value="2331.6" table:style-name="ce1">
            <text:p>2331.6</text:p>
          </table:table-cell>
          <table:table-cell office:value-type="float" office:value="15.8" table:style-name="ce1">
            <text:p>15.8</text:p>
          </table:table-cell>
          <table:table-cell table:number-columns-repeated="16380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" table:style-name="ce1">
            <text:p>0</text:p>
          </table:table-cell>
          <table:table-cell office:value-type="float" office:value="1286.8" table:style-name="ce1">
            <text:p>1286.8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" table:style-name="ce1">
            <text:p>0</text:p>
          </table:table-cell>
          <table:table-cell office:value-type="float" office:value="495.8" table:style-name="ce1">
            <text:p>495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0.2" table:style-name="ce1">
            <text:p>0.2</text:p>
          </table:table-cell>
          <table:table-cell office:value-type="float" office:value="4923" table:style-name="ce1">
            <text:p>492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0" table:style-name="ce1">
            <text:p>0</text:p>
          </table:table-cell>
          <table:table-cell office:value-type="float" office:value="3198.8" table:style-name="ce1">
            <text:p>3198.8</text:p>
          </table:table-cell>
          <table:table-cell office:value-type="float" office:value="14.4" table:style-name="ce1">
            <text:p>14.4</text:p>
          </table:table-cell>
          <table:table-cell table:number-columns-repeated="16380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0" table:style-name="ce1">
            <text:p>0</text:p>
          </table:table-cell>
          <table:table-cell office:value-type="float" office:value="5278.8" table:style-name="ce1">
            <text:p>5278.8</text:p>
          </table:table-cell>
          <table:table-cell office:value-type="float" office:value="20.399999999999999" table:style-name="ce1">
            <text:p>20.4</text:p>
          </table:table-cell>
          <table:table-cell table:number-columns-repeated="16380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0" table:style-name="ce1">
            <text:p>0</text:p>
          </table:table-cell>
          <table:table-cell office:value-type="float" office:value="2713.4" table:style-name="ce1">
            <text:p>2713.4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3333333333333334E-2" table:formula="msoxl:=AVERAGE(B2:B16)" table:style-name="ce8">
            <text:p>0.0</text:p>
          </table:table-cell>
          <table:table-cell office:value-type="float" office:value="1694.5999999999997" table:formula="msoxl:=AVERAGE(C2:C16)" table:style-name="ce8">
            <text:p>1694.6</text:p>
          </table:table-cell>
          <table:table-cell office:value-type="float" office:value="8.9733333333333327" table:formula="msoxl:=AVERAGE(D2:D16)" table:style-name="ce8">
            <text:p>9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866666666666667" table:formula="msoxl:=IF(B18=0,0,MAX(SUMPRODUCT(B2:B16,B2:B16)/SUM(B2:B16)-B18,0))" table:style-name="ce8">
            <text:p>0.2</text:p>
          </table:table-cell>
          <table:table-cell office:value-type="float" office:value="1969.3044856209933" table:formula="msoxl:=IF(C18=0,0,MAX(SUMPRODUCT(C2:C16,C2:C16)/SUM(C2:C16)-C18,0))" table:style-name="ce8">
            <text:p>1969.3</text:p>
          </table:table-cell>
          <table:table-cell office:value-type="float" office:value="5.0976919266963865" table:formula="msoxl:=IF(D18=0,0,MAX(SUMPRODUCT(D2:D16,D2:D16)/SUM(D2:D16)-D18,0))" table:style-name="ce8">
            <text:p>5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755575615628914E-17" table:formula="msoxl:=ABS(MAX(B2:B16)-B18-B19)" table:style-name="ce8">
            <text:p>0.0</text:p>
          </table:table-cell>
          <table:table-cell office:value-type="float" office:value="1614.8955143790074" table:formula="msoxl:=ABS(MAX(C2:C16)-C18-C19)" table:style-name="ce8">
            <text:p>1614.9</text:p>
          </table:table-cell>
          <table:table-cell office:value-type="float" office:value="6.3289747399702794" table:formula="msoxl:=ABS(MAX(D2:D16)-D18-D19)" table:style-name="ce8">
            <text:p>6.3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3.55in" svg:width="10.18056in" svg:height="4.36944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93333in" svg:width="10.18056in" svg:height="4.36944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93.6" table:style-name="ce1">
            <text:p>93.6</text:p>
          </table:table-cell>
          <table:table-cell office:value-type="float" office:value="93.6" table:style-name="ce1">
            <text:p>9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7.2" table:style-name="ce1">
            <text:p>187.2</text:p>
          </table:table-cell>
          <table:table-cell table:number-columns-repeated="1612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120.9" table:style-name="ce1">
            <text:p>120.9</text:p>
          </table:table-cell>
          <table:table-cell office:value-type="float" office:value="120.9" table:style-name="ce1">
            <text:p>12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1.8" table:style-name="ce1">
            <text:p>241.8</text:p>
          </table:table-cell>
          <table:table-cell table:number-columns-repeated="1612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" table:style-name="ce1">
            <text:p>18</text:p>
          </table:table-cell>
          <table:table-cell table:number-columns-repeated="1612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238.9" table:style-name="ce1">
            <text:p>238.9</text:p>
          </table:table-cell>
          <table:table-cell office:value-type="float" office:value="238.9" table:style-name="ce1">
            <text:p>23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7.8" table:style-name="ce1">
            <text:p>477.8</text:p>
          </table:table-cell>
          <table:table-cell table:number-columns-repeated="1612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148.19999999999999" table:style-name="ce1">
            <text:p>148.2</text:p>
          </table:table-cell>
          <table:table-cell office:value-type="float" office:value="148.19999999999999" table:style-name="ce1">
            <text:p>14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6.39999999999998" table:style-name="ce1">
            <text:p>296.4</text:p>
          </table:table-cell>
          <table:table-cell table:number-columns-repeated="1612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122.2" table:style-name="ce1">
            <text:p>122.2</text:p>
          </table:table-cell>
          <table:table-cell office:value-type="float" office:value="122.2" table:style-name="ce1">
            <text:p>12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4.4" table:style-name="ce1">
            <text:p>244.4</text:p>
          </table:table-cell>
          <table:table-cell table:number-columns-repeated="1612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158.19999999999999" table:style-name="ce1">
            <text:p>158.2</text:p>
          </table:table-cell>
          <table:table-cell office:value-type="float" office:value="158.19999999999999" table:style-name="ce1">
            <text:p>1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6.39999999999998" table:style-name="ce1">
            <text:p>316.4</text:p>
          </table:table-cell>
          <table:table-cell table:number-columns-repeated="1612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288.5" table:style-name="ce1">
            <text:p>288.5</text:p>
          </table:table-cell>
          <table:table-cell office:value-type="float" office:value="288.5" table:style-name="ce1">
            <text:p>28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7" table:style-name="ce1">
            <text:p>577</text:p>
          </table:table-cell>
          <table:table-cell table:number-columns-repeated="1612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221.1" table:style-name="ce1">
            <text:p>221.1</text:p>
          </table:table-cell>
          <table:table-cell office:value-type="float" office:value="221.1" table:style-name="ce1">
            <text:p>22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2.2" table:style-name="ce1">
            <text:p>442.2</text:p>
          </table:table-cell>
          <table:table-cell table:number-columns-repeated="1612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57.89999999999998" table:style-name="ce1">
            <text:p>257.9</text:p>
          </table:table-cell>
          <table:table-cell office:value-type="float" office:value="257.89999999999998" table:style-name="ce1">
            <text:p>2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5.79999999999995" table:style-name="ce1">
            <text:p>515.8</text:p>
          </table:table-cell>
          <table:table-cell table:number-columns-repeated="1612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98.6" table:style-name="ce1">
            <text:p>198.6</text:p>
          </table:table-cell>
          <table:table-cell office:value-type="float" office:value="198.6" table:style-name="ce1">
            <text:p>19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7.2" table:style-name="ce1">
            <text:p>397.2</text:p>
          </table:table-cell>
          <table:table-cell table:number-columns-repeated="1612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26.1" table:style-name="ce1">
            <text:p>26.1</text:p>
          </table:table-cell>
          <table:table-cell office:value-type="float" office:value="26.1" table:style-name="ce1">
            <text:p>2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.2" table:style-name="ce1">
            <text:p>5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6.35999999999997" table:formula="msoxl:=AVERAGE(B2:B16)" table:style-name="ce8">
            <text:p>126.4</text:p>
          </table:table-cell>
          <table:table-cell office:value-type="float" office:value="126.35999999999997" table:formula="msoxl:=AVERAGE(C2:C16)" table:style-name="ce8">
            <text:p>126.4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4.802540888466879" table:formula="msoxl:=IF(B18=0,0,MAX(SUMPRODUCT(B2:B16,B2:B16)/SUM(B2:B16)-B18,0))" table:style-name="ce8">
            <text:p>74.8</text:p>
          </table:table-cell>
          <table:table-cell office:value-type="float" office:value="74.802540888466879" table:formula="msoxl:=IF(C18=0,0,MAX(SUMPRODUCT(C2:C16,C2:C16)/SUM(C2:C16)-C18,0))" table:style-name="ce8">
            <text:p>74.8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7.337459111533164" table:formula="msoxl:=ABS(MAX(B2:B16)-B18-B19)" table:style-name="ce8">
            <text:p>87.3</text:p>
          </table:table-cell>
          <table:table-cell office:value-type="float" office:value="87.337459111533164" table:formula="msoxl:=ABS(MAX(C2:C16)-C18-C19)" table:style-name="ce8">
            <text:p>87.3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01.16254088846685" table:formula="msoxl:=B18+ B19" table:style-name="ce8">
            <text:p>201.2</text:p>
          </table:table-cell>
          <table:table-cell office:value-type="float" office:value="201.16254088846685" table:formula="msoxl:=C18+ C19" table:style-name="ce8">
            <text:p>201.2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3.55in" svg:width="10.18056in" svg:height="4.36944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93333in" svg:width="10.18056in" svg:height="4.36944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246666666666667" table:formula="msoxl:=AVERAGE(B2:B16)" table:style-name="ce8">
            <text:p>2.2</text:p>
          </table:table-cell>
          <table:table-cell office:value-type="float" office:value="2.246666666666667" table:formula="msoxl:=AVERAGE(C2:C16)" table:style-name="ce8">
            <text:p>2.2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933926805143424" table:formula="msoxl:=IF(B18=0,0,MAX(SUMPRODUCT(B2:B16,B2:B16)/SUM(B2:B16)-B18,0))" table:style-name="ce8">
            <text:p>1.6</text:p>
          </table:table-cell>
          <table:table-cell office:value-type="float" office:value="1.5933926805143424" table:formula="msoxl:=IF(C18=0,0,MAX(SUMPRODUCT(C2:C16,C2:C16)/SUM(C2:C16)-C18,0))" table:style-name="ce8">
            <text:p>1.6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59940652818991" table:formula="msoxl:=ABS(MAX(B2:B16)-B18-B19)" table:style-name="ce8">
            <text:p>2.1</text:p>
          </table:table-cell>
          <table:table-cell office:value-type="float" office:value="2.059940652818991" table:formula="msoxl:=ABS(MAX(C2:C16)-C18-C19)" table:style-name="ce8">
            <text:p>2.1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8400593471810094" table:formula="msoxl:=B18+ B19" table:style-name="ce8">
            <text:p>3.8</text:p>
          </table:table-cell>
          <table:table-cell office:value-type="float" office:value="3.8400593471810094" table:formula="msoxl:=C18+ C19" table:style-name="ce8">
            <text:p>3.8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3.55in" svg:width="10.18056in" svg:height="4.36944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93333in" svg:width="10.18056in" svg:height="4.36944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6666666666666671E-3" table:formula="msoxl:=AVERAGE(B2:B16)" table:style-name="ce8">
            <text:p>0.0</text:p>
          </table:table-cell>
          <table:table-cell office:value-type="float" office:value="6.6666666666666671E-3" table:formula="msoxl:=AVERAGE(C2:C16)" table:style-name="ce8">
            <text:p>0.0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3333333333333351E-2" table:formula="msoxl:=IF(B18=0,0,MAX(SUMPRODUCT(B2:B16,B2:B16)/SUM(B2:B16)-B18,0))" table:style-name="ce8">
            <text:p>0.1</text:p>
          </table:table-cell>
          <table:table-cell office:value-type="float" office:value="9.3333333333333351E-2" table:formula="msoxl:=IF(C18=0,0,MAX(SUMPRODUCT(C2:C16,C2:C16)/SUM(C2:C16)-C18,0))" table:style-name="ce8">
            <text:p>0.1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877787807814457E-17" table:formula="msoxl:=ABS(MAX(B2:B16)-B18-B19)" table:style-name="ce8">
            <text:p>0.0</text:p>
          </table:table-cell>
          <table:table-cell office:value-type="float" office:value="1.3877787807814457E-17" table:formula="msoxl:=ABS(MAX(C2:C16)-C18-C19)" table:style-name="ce8">
            <text:p>0.0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0000000000000002" table:formula="msoxl:=B18+ B19" table:style-name="ce8">
            <text:p>0.1</text:p>
          </table:table-cell>
          <table:table-cell office:value-type="float" office:value="0.10000000000000002" table:formula="msoxl:=C18+ C19" table:style-name="ce8">
            <text:p>0.1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3.55in" svg:width="10.18056in" svg:height="4.36944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93333in" svg:width="10.18056in" svg:height="4.36944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68.7" table:style-name="ce1">
            <text:p>68.7</text:p>
          </table:table-cell>
          <table:table-cell office:value-type="float" office:value="68.7" table:style-name="ce1">
            <text:p>6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7.4" table:style-name="ce1">
            <text:p>137.4</text:p>
          </table:table-cell>
          <table:table-cell table:number-columns-repeated="1612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491.7" table:style-name="ce1">
            <text:p>491.7</text:p>
          </table:table-cell>
          <table:table-cell office:value-type="float" office:value="491.7" table:style-name="ce1">
            <text:p>49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83.4" table:style-name="ce1">
            <text:p>983.4</text:p>
          </table:table-cell>
          <table:table-cell table:number-columns-repeated="1612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" table:style-name="ce1">
            <text:p>80</text:p>
          </table:table-cell>
          <table:table-cell table:number-columns-repeated="1612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1942.7" table:style-name="ce1">
            <text:p>1942.7</text:p>
          </table:table-cell>
          <table:table-cell office:value-type="float" office:value="1942.7" table:style-name="ce1">
            <text:p>194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85.4" table:style-name="ce1">
            <text:p>3885.4</text:p>
          </table:table-cell>
          <table:table-cell table:number-columns-repeated="1612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1165.8" table:style-name="ce1">
            <text:p>1165.8</text:p>
          </table:table-cell>
          <table:table-cell office:value-type="float" office:value="1165.8" table:style-name="ce1">
            <text:p>116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31.6" table:style-name="ce1">
            <text:p>2331.6</text:p>
          </table:table-cell>
          <table:table-cell table:number-columns-repeated="1612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643.4" table:style-name="ce1">
            <text:p>643.4</text:p>
          </table:table-cell>
          <table:table-cell office:value-type="float" office:value="643.4" table:style-name="ce1">
            <text:p>64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86.8" table:style-name="ce1">
            <text:p>1286.8</text:p>
          </table:table-cell>
          <table:table-cell table:number-columns-repeated="1612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247.9" table:style-name="ce1">
            <text:p>247.9</text:p>
          </table:table-cell>
          <table:table-cell office:value-type="float" office:value="247.9" table:style-name="ce1">
            <text:p>24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5.8" table:style-name="ce1">
            <text:p>495.8</text:p>
          </table:table-cell>
          <table:table-cell table:number-columns-repeated="1612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2461.5" table:style-name="ce1">
            <text:p>2461.5</text:p>
          </table:table-cell>
          <table:table-cell office:value-type="float" office:value="2461.5" table:style-name="ce1">
            <text:p>246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23" table:style-name="ce1">
            <text:p>4923</text:p>
          </table:table-cell>
          <table:table-cell table:number-columns-repeated="1612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599.4" table:style-name="ce1">
            <text:p>1599.4</text:p>
          </table:table-cell>
          <table:table-cell office:value-type="float" office:value="1599.4" table:style-name="ce1">
            <text:p>159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98.8" table:style-name="ce1">
            <text:p>3198.8</text:p>
          </table:table-cell>
          <table:table-cell table:number-columns-repeated="1612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639.4" table:style-name="ce1">
            <text:p>2639.4</text:p>
          </table:table-cell>
          <table:table-cell office:value-type="float" office:value="2639.4" table:style-name="ce1">
            <text:p>263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78.8" table:style-name="ce1">
            <text:p>5278.8</text:p>
          </table:table-cell>
          <table:table-cell table:number-columns-repeated="1612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356.7" table:style-name="ce1">
            <text:p>1356.7</text:p>
          </table:table-cell>
          <table:table-cell office:value-type="float" office:value="1356.7" table:style-name="ce1">
            <text:p>13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13.4" table:style-name="ce1">
            <text:p>2713.4</text:p>
          </table:table-cell>
          <table:table-cell table:number-columns-repeated="1612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48.8" table:style-name="ce1">
            <text:p>48.8</text:p>
          </table:table-cell>
          <table:table-cell office:value-type="float" office:value="48.8" table:style-name="ce1">
            <text:p>4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6" table:style-name="ce1">
            <text:p>9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47.29999999999984" table:formula="msoxl:=AVERAGE(B2:B16)" table:style-name="ce8">
            <text:p>847.3</text:p>
          </table:table-cell>
          <table:table-cell office:value-type="float" office:value="847.29999999999984" table:formula="msoxl:=AVERAGE(C2:C16)" table:style-name="ce8">
            <text:p>847.3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84.65224281049666" table:formula="msoxl:=IF(B18=0,0,MAX(SUMPRODUCT(B2:B16,B2:B16)/SUM(B2:B16)-B18,0))" table:style-name="ce8">
            <text:p>984.7</text:p>
          </table:table-cell>
          <table:table-cell office:value-type="float" office:value="984.65224281049666" table:formula="msoxl:=IF(C18=0,0,MAX(SUMPRODUCT(C2:C16,C2:C16)/SUM(C2:C16)-C18,0))" table:style-name="ce8">
            <text:p>984.7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07.4477571895037" table:formula="msoxl:=ABS(MAX(B2:B16)-B18-B19)" table:style-name="ce8">
            <text:p>807.4</text:p>
          </table:table-cell>
          <table:table-cell office:value-type="float" office:value="807.4477571895037" table:formula="msoxl:=ABS(MAX(C2:C16)-C18-C19)" table:style-name="ce8">
            <text:p>807.4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31.9522428104965" table:formula="msoxl:=B18+ B19" table:style-name="ce8">
            <text:p>1832.0</text:p>
          </table:table-cell>
          <table:table-cell office:value-type="float" office:value="1831.9522428104965" table:formula="msoxl:=C18+ C19" table:style-name="ce8">
            <text:p>1832.0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3.55in" svg:width="10.18056in" svg:height="4.36944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93333in" svg:width="10.18056in" svg:height="4.36944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2" table:style-name="ce1">
            <text:p>16.2</text:p>
          </table:table-cell>
          <table:table-cell table:number-columns-repeated="1612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" table:style-name="ce1">
            <text:p>17</text:p>
          </table:table-cell>
          <table:table-cell table:number-columns-repeated="1612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399999999999999" table:style-name="ce1">
            <text:p>20.4</text:p>
          </table:table-cell>
          <table:table-cell table:number-columns-repeated="1612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4866666666666664" table:formula="msoxl:=AVERAGE(B2:B16)" table:style-name="ce8">
            <text:p>4.5</text:p>
          </table:table-cell>
          <table:table-cell office:value-type="float" office:value="4.4866666666666664" table:formula="msoxl:=AVERAGE(C2:C16)" table:style-name="ce8">
            <text:p>4.5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5488459633481932" table:formula="msoxl:=IF(B18=0,0,MAX(SUMPRODUCT(B2:B16,B2:B16)/SUM(B2:B16)-B18,0))" table:style-name="ce8">
            <text:p>2.5</text:p>
          </table:table-cell>
          <table:table-cell office:value-type="float" office:value="2.5488459633481932" table:formula="msoxl:=IF(C18=0,0,MAX(SUMPRODUCT(C2:C16,C2:C16)/SUM(C2:C16)-C18,0))" table:style-name="ce8">
            <text:p>2.5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1644873699851397" table:formula="msoxl:=ABS(MAX(B2:B16)-B18-B19)" table:style-name="ce8">
            <text:p>3.2</text:p>
          </table:table-cell>
          <table:table-cell office:value-type="float" office:value="3.1644873699851397" table:formula="msoxl:=ABS(MAX(C2:C16)-C18-C19)" table:style-name="ce8">
            <text:p>3.2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0355126300148596" table:formula="msoxl:=B18+ B19" table:style-name="ce8">
            <text:p>7.0</text:p>
          </table:table-cell>
          <table:table-cell office:value-type="float" office:value="7.0355126300148596" table:formula="msoxl:=C18+ C19" table:style-name="ce8">
            <text:p>7.0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3.55in" svg:width="10.26389in" svg:height="4.36944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60.2" table:style-name="ce1">
            <text:p>6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60.6" table:style-name="ce1">
            <text:p>6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59.7" table:style-name="ce1">
            <text:p>5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873333333333342" table:formula="msoxl:=AVERAGE(B2:B16)" table:style-name="ce8">
            <text:p>58.9</text:p>
          </table:table-cell>
          <table:table-cell office:value-type="float" office:value="0" table:formula="msoxl:=AVERAGE(C2:C16)" table:style-name="ce8">
            <text:p>0.0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office:value-type="float" office:value="0" table:formula="msoxl:=AVERAGE(F2:F1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285509379815096E-2" table:formula="msoxl:=IF(B18=0,0,MAX(SUMPRODUCT(B2:B16,B2:B16)/SUM(B2:B16)-B18,0))" table:style-name="ce8">
            <text:p>0.0</text:p>
          </table:table-cell>
          <table:table-cell office:value-type="float" office:value="0" table:formula="msoxl:=IF(C18=0,0,MAX(SUMPRODUCT(C2:C16,C2:C16)/SUM(C2:C16)-C18,0))" table:style-name="ce8">
            <text:p>0.0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office:value-type="float" office:value="0" table:formula="msoxl:=IF(F18=0,0,MAX(SUMPRODUCT(F2:F16,F2:F16)/SUM(F2:F16)-F1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143811572868444" table:formula="msoxl:=ABS(MAX(B2:B16)-B18-B19)" table:style-name="ce8">
            <text:p>1.7</text:p>
          </table:table-cell>
          <table:table-cell office:value-type="float" office:value="0" table:formula="msoxl:=ABS(MAX(C2:C16)-C18-C19)" table:style-name="ce8">
            <text:p>0.0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office:value-type="float" office:value="0" table:formula="msoxl:=ABS(MAX(F2:F16)-F18-F19)" table:style-name="ce8">
            <text:p>0.0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3.55in" svg:width="10.02431in" svg:height="4.36944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93333in" svg:width="10.02431in" svg:height="4.36944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4.8999999999996" table:style-name="ce1">
            <text:p>4544.9</text:p>
          </table:table-cell>
          <table:table-cell office:value-type="float" office:value="3962.6" table:style-name="ce1">
            <text:p>3962.6</text:p>
          </table:table-cell>
          <table:table-cell office:value-type="float" office:value="582.20000000000005" table:style-name="ce1">
            <text:p>582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7.9" table:style-name="ce1">
            <text:p>737.9</text:p>
          </table:table-cell>
          <table:table-cell office:value-type="float" office:value="2208.1999999999998" table:style-name="ce1">
            <text:p>2208.2</text:p>
          </table:table-cell>
          <table:table-cell office:value-type="float" office:value="-1" table:style-name="ce1">
            <text:p>-1</text:p>
          </table:table-cell>
          <table:table-cell office:value-type="float" office:value="153.30000000000001" table:style-name="ce1">
            <text:p>153.3</text:p>
          </table:table-cell>
          <table:table-cell office:value-type="float" office:value="0" table:style-name="ce1">
            <text:p>0</text:p>
          </table:table-cell>
          <table:table-cell office:value-type="float" office:value="248.1" table:style-name="ce1">
            <text:p>248.1</text:p>
          </table:table-cell>
          <table:table-cell table:number-columns-repeated="1636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5.1000000000004" table:style-name="ce1">
            <text:p>4495.1</text:p>
          </table:table-cell>
          <table:table-cell office:value-type="float" office:value="3917.2" table:style-name="ce1">
            <text:p>3917.2</text:p>
          </table:table-cell>
          <table:table-cell office:value-type="float" office:value="577.9" table:style-name="ce1">
            <text:p>57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1" table:style-name="ce1">
            <text:p>749.1</text:p>
          </table:table-cell>
          <table:table-cell office:value-type="float" office:value="2245.6" table:style-name="ce1">
            <text:p>2245.6</text:p>
          </table:table-cell>
          <table:table-cell office:value-type="float" office:value="-1" table:style-name="ce1">
            <text:p>-1</text:p>
          </table:table-cell>
          <table:table-cell office:value-type="float" office:value="153.30000000000001" table:style-name="ce1">
            <text:p>153.3</text:p>
          </table:table-cell>
          <table:table-cell office:value-type="float" office:value="0" table:style-name="ce1">
            <text:p>0</text:p>
          </table:table-cell>
          <table:table-cell office:value-type="float" office:value="255.8" table:style-name="ce1">
            <text:p>255.8</text:p>
          </table:table-cell>
          <table:table-cell table:number-columns-repeated="1636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9.2" table:style-name="ce1">
            <text:p>4439.2</text:p>
          </table:table-cell>
          <table:table-cell office:value-type="float" office:value="3861.9" table:style-name="ce1">
            <text:p>3861.9</text:p>
          </table:table-cell>
          <table:table-cell office:value-type="float" office:value="577.4" table:style-name="ce1">
            <text:p>57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0.9" table:style-name="ce1">
            <text:p>750.9</text:p>
          </table:table-cell>
          <table:table-cell office:value-type="float" office:value="2300.6" table:style-name="ce1">
            <text:p>2300.6</text:p>
          </table:table-cell>
          <table:table-cell office:value-type="float" office:value="-1" table:style-name="ce1">
            <text:p>-1</text:p>
          </table:table-cell>
          <table:table-cell office:value-type="float" office:value="153.30000000000001" table:style-name="ce1">
            <text:p>153.3</text:p>
          </table:table-cell>
          <table:table-cell office:value-type="float" office:value="0" table:style-name="ce1">
            <text:p>0</text:p>
          </table:table-cell>
          <table:table-cell office:value-type="float" office:value="256.8" table:style-name="ce1">
            <text:p>256.8</text:p>
          </table:table-cell>
          <table:table-cell table:number-columns-repeated="1636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3.8" table:style-name="ce1">
            <text:p>4323.8</text:p>
          </table:table-cell>
          <table:table-cell office:value-type="float" office:value="3746.4" table:style-name="ce1">
            <text:p>3746.4</text:p>
          </table:table-cell>
          <table:table-cell office:value-type="float" office:value="577.5" table:style-name="ce1">
            <text:p>57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0.9" table:style-name="ce1">
            <text:p>750.9</text:p>
          </table:table-cell>
          <table:table-cell office:value-type="float" office:value="2416" table:style-name="ce1">
            <text:p>2416</text:p>
          </table:table-cell>
          <table:table-cell office:value-type="float" office:value="-1" table:style-name="ce1">
            <text:p>-1</text:p>
          </table:table-cell>
          <table:table-cell office:value-type="float" office:value="153.30000000000001" table:style-name="ce1">
            <text:p>153.3</text:p>
          </table:table-cell>
          <table:table-cell office:value-type="float" office:value="0" table:style-name="ce1">
            <text:p>0</text:p>
          </table:table-cell>
          <table:table-cell office:value-type="float" office:value="256.8" table:style-name="ce1">
            <text:p>256.8</text:p>
          </table:table-cell>
          <table:table-cell table:number-columns-repeated="1636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19.8" table:style-name="ce1">
            <text:p>3919.8</text:p>
          </table:table-cell>
          <table:table-cell office:value-type="float" office:value="3353.8" table:style-name="ce1">
            <text:p>3353.8</text:p>
          </table:table-cell>
          <table:table-cell office:value-type="float" office:value="566" table:style-name="ce1">
            <text:p>56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3" table:style-name="ce1">
            <text:p>786.3</text:p>
          </table:table-cell>
          <table:table-cell office:value-type="float" office:value="2773.1" table:style-name="ce1">
            <text:p>2773.1</text:p>
          </table:table-cell>
          <table:table-cell office:value-type="float" office:value="-1" table:style-name="ce1">
            <text:p>-1</text:p>
          </table:table-cell>
          <table:table-cell office:value-type="float" office:value="153.4" table:style-name="ce1">
            <text:p>153.4</text:p>
          </table:table-cell>
          <table:table-cell office:value-type="float" office:value="0" table:style-name="ce1">
            <text:p>0</text:p>
          </table:table-cell>
          <table:table-cell office:value-type="float" office:value="291.8" table:style-name="ce1">
            <text:p>291.8</text:p>
          </table:table-cell>
          <table:table-cell table:number-columns-repeated="1636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19.4" table:style-name="ce1">
            <text:p>3919.4</text:p>
          </table:table-cell>
          <table:table-cell office:value-type="float" office:value="3342.3" table:style-name="ce1">
            <text:p>3342.3</text:p>
          </table:table-cell>
          <table:table-cell office:value-type="float" office:value="577.20000000000005" table:style-name="ce1">
            <text:p>57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8.6" table:style-name="ce1">
            <text:p>808.6</text:p>
          </table:table-cell>
          <table:table-cell office:value-type="float" office:value="2777.9" table:style-name="ce1">
            <text:p>2777.9</text:p>
          </table:table-cell>
          <table:table-cell office:value-type="float" office:value="-1" table:style-name="ce1">
            <text:p>-1</text:p>
          </table:table-cell>
          <table:table-cell office:value-type="float" office:value="153.4" table:style-name="ce1">
            <text:p>153.4</text:p>
          </table:table-cell>
          <table:table-cell office:value-type="float" office:value="0" table:style-name="ce1">
            <text:p>0</text:p>
          </table:table-cell>
          <table:table-cell office:value-type="float" office:value="298.89999999999998" table:style-name="ce1">
            <text:p>298.9</text:p>
          </table:table-cell>
          <table:table-cell table:number-columns-repeated="1636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89.8" table:style-name="ce1">
            <text:p>3889.8</text:p>
          </table:table-cell>
          <table:table-cell office:value-type="float" office:value="3318" table:style-name="ce1">
            <text:p>3318</text:p>
          </table:table-cell>
          <table:table-cell office:value-type="float" office:value="571.70000000000005" table:style-name="ce1">
            <text:p>57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4.6" table:style-name="ce1">
            <text:p>854.6</text:p>
          </table:table-cell>
          <table:table-cell office:value-type="float" office:value="2771.1" table:style-name="ce1">
            <text:p>2771.1</text:p>
          </table:table-cell>
          <table:table-cell office:value-type="float" office:value="-1" table:style-name="ce1">
            <text:p>-1</text:p>
          </table:table-cell>
          <table:table-cell office:value-type="float" office:value="153.4" table:style-name="ce1">
            <text:p>153.4</text:p>
          </table:table-cell>
          <table:table-cell office:value-type="float" office:value="0" table:style-name="ce1">
            <text:p>0</text:p>
          </table:table-cell>
          <table:table-cell office:value-type="float" office:value="330" table:style-name="ce1">
            <text:p>330</text:p>
          </table:table-cell>
          <table:table-cell table:number-columns-repeated="1636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89.5" table:style-name="ce1">
            <text:p>3889.5</text:p>
          </table:table-cell>
          <table:table-cell office:value-type="float" office:value="3317.9" table:style-name="ce1">
            <text:p>3317.9</text:p>
          </table:table-cell>
          <table:table-cell office:value-type="float" office:value="571.6" table:style-name="ce1">
            <text:p>57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4.6" table:style-name="ce1">
            <text:p>854.6</text:p>
          </table:table-cell>
          <table:table-cell office:value-type="float" office:value="2771.2" table:style-name="ce1">
            <text:p>2771.2</text:p>
          </table:table-cell>
          <table:table-cell office:value-type="float" office:value="-1" table:style-name="ce1">
            <text:p>-1</text:p>
          </table:table-cell>
          <table:table-cell office:value-type="float" office:value="153.4" table:style-name="ce1">
            <text:p>153.4</text:p>
          </table:table-cell>
          <table:table-cell office:value-type="float" office:value="0" table:style-name="ce1">
            <text:p>0</text:p>
          </table:table-cell>
          <table:table-cell office:value-type="float" office:value="330.1" table:style-name="ce1">
            <text:p>330.1</text:p>
          </table:table-cell>
          <table:table-cell table:number-columns-repeated="1636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90.9" table:style-name="ce1">
            <text:p>3890.9</text:p>
          </table:table-cell>
          <table:table-cell office:value-type="float" office:value="3317.9" table:style-name="ce1">
            <text:p>3317.9</text:p>
          </table:table-cell>
          <table:table-cell office:value-type="float" office:value="573" table:style-name="ce1">
            <text:p>57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4.6" table:style-name="ce1">
            <text:p>854.6</text:p>
          </table:table-cell>
          <table:table-cell office:value-type="float" office:value="2771.2" table:style-name="ce1">
            <text:p>2771.2</text:p>
          </table:table-cell>
          <table:table-cell office:value-type="float" office:value="-1" table:style-name="ce1">
            <text:p>-1</text:p>
          </table:table-cell>
          <table:table-cell office:value-type="float" office:value="153.5" table:style-name="ce1">
            <text:p>153.5</text:p>
          </table:table-cell>
          <table:table-cell office:value-type="float" office:value="0" table:style-name="ce1">
            <text:p>0</text:p>
          </table:table-cell>
          <table:table-cell office:value-type="float" office:value="330.1" table:style-name="ce1">
            <text:p>330.1</text:p>
          </table:table-cell>
          <table:table-cell table:number-columns-repeated="1636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38.5" table:style-name="ce1">
            <text:p>4038.5</text:p>
          </table:table-cell>
          <table:table-cell office:value-type="float" office:value="3462.8" table:style-name="ce1">
            <text:p>3462.8</text:p>
          </table:table-cell>
          <table:table-cell office:value-type="float" office:value="575.79999999999995" table:style-name="ce1">
            <text:p>575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6.8" table:style-name="ce1">
            <text:p>856.8</text:p>
          </table:table-cell>
          <table:table-cell office:value-type="float" office:value="2631.4" table:style-name="ce1">
            <text:p>2631.4</text:p>
          </table:table-cell>
          <table:table-cell office:value-type="float" office:value="-1" table:style-name="ce1">
            <text:p>-1</text:p>
          </table:table-cell>
          <table:table-cell office:value-type="float" office:value="153.5" table:style-name="ce1">
            <text:p>153.5</text:p>
          </table:table-cell>
          <table:table-cell office:value-type="float" office:value="0" table:style-name="ce1">
            <text:p>0</text:p>
          </table:table-cell>
          <table:table-cell office:value-type="float" office:value="324.7" table:style-name="ce1">
            <text:p>324.7</text:p>
          </table:table-cell>
          <table:table-cell table:number-columns-repeated="1636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03.4" table:style-name="ce1">
            <text:p>4003.4</text:p>
          </table:table-cell>
          <table:table-cell office:value-type="float" office:value="3441.3" table:style-name="ce1">
            <text:p>3441.3</text:p>
          </table:table-cell>
          <table:table-cell office:value-type="float" office:value="562.1" table:style-name="ce1">
            <text:p>56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21.5" table:style-name="ce1">
            <text:p>921.5</text:p>
          </table:table-cell>
          <table:table-cell office:value-type="float" office:value="2596.6999999999998" table:style-name="ce1">
            <text:p>2596.7</text:p>
          </table:table-cell>
          <table:table-cell office:value-type="float" office:value="-1" table:style-name="ce1">
            <text:p>-1</text:p>
          </table:table-cell>
          <table:table-cell office:value-type="float" office:value="153.6" table:style-name="ce1">
            <text:p>153.6</text:p>
          </table:table-cell>
          <table:table-cell office:value-type="float" office:value="0" table:style-name="ce1">
            <text:p>0</text:p>
          </table:table-cell>
          <table:table-cell office:value-type="float" office:value="380.7" table:style-name="ce1">
            <text:p>380.7</text:p>
          </table:table-cell>
          <table:table-cell table:number-columns-repeated="1636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58.6" table:style-name="ce1">
            <text:p>4058.6</text:p>
          </table:table-cell>
          <table:table-cell office:value-type="float" office:value="3484.7" table:style-name="ce1">
            <text:p>3484.7</text:p>
          </table:table-cell>
          <table:table-cell office:value-type="float" office:value="573.9" table:style-name="ce1">
            <text:p>57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56.1" table:style-name="ce1">
            <text:p>956.1</text:p>
          </table:table-cell>
          <table:table-cell office:value-type="float" office:value="2527.4" table:style-name="ce1">
            <text:p>2527.4</text:p>
          </table:table-cell>
          <table:table-cell office:value-type="float" office:value="-1" table:style-name="ce1">
            <text:p>-1</text:p>
          </table:table-cell>
          <table:table-cell office:value-type="float" office:value="153.6" table:style-name="ce1">
            <text:p>153.6</text:p>
          </table:table-cell>
          <table:table-cell office:value-type="float" office:value="0" table:style-name="ce1">
            <text:p>0</text:p>
          </table:table-cell>
          <table:table-cell office:value-type="float" office:value="406.8" table:style-name="ce1">
            <text:p>406.8</text:p>
          </table:table-cell>
          <table:table-cell table:number-columns-repeated="1636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0.6000000000004" table:style-name="ce1">
            <text:p>4130.6</text:p>
          </table:table-cell>
          <table:table-cell office:value-type="float" office:value="3557" table:style-name="ce1">
            <text:p>3557</text:p>
          </table:table-cell>
          <table:table-cell office:value-type="float" office:value="573.6" table:style-name="ce1">
            <text:p>57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85.5" table:style-name="ce1">
            <text:p>885.5</text:p>
          </table:table-cell>
          <table:table-cell office:value-type="float" office:value="2506.9" table:style-name="ce1">
            <text:p>2506.9</text:p>
          </table:table-cell>
          <table:table-cell office:value-type="float" office:value="-1" table:style-name="ce1">
            <text:p>-1</text:p>
          </table:table-cell>
          <table:table-cell office:value-type="float" office:value="153.80000000000001" table:style-name="ce1">
            <text:p>153.8</text:p>
          </table:table-cell>
          <table:table-cell office:value-type="float" office:value="0" table:style-name="ce1">
            <text:p>0</text:p>
          </table:table-cell>
          <table:table-cell office:value-type="float" office:value="355.4" table:style-name="ce1">
            <text:p>355.4</text:p>
          </table:table-cell>
          <table:table-cell table:number-columns-repeated="1636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8.7" table:style-name="ce1">
            <text:p>4218.7</text:p>
          </table:table-cell>
          <table:table-cell office:value-type="float" office:value="3643.5" table:style-name="ce1">
            <text:p>3643.5</text:p>
          </table:table-cell>
          <table:table-cell office:value-type="float" office:value="575.20000000000005" table:style-name="ce1">
            <text:p>575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.4" table:style-name="ce1">
            <text:p>769.4</text:p>
          </table:table-cell>
          <table:table-cell office:value-type="float" office:value="2498.3000000000002" table:style-name="ce1">
            <text:p>2498.3</text:p>
          </table:table-cell>
          <table:table-cell office:value-type="float" office:value="-1" table:style-name="ce1">
            <text:p>-1</text:p>
          </table:table-cell>
          <table:table-cell office:value-type="float" office:value="153.9" table:style-name="ce1">
            <text:p>153.9</text:p>
          </table:table-cell>
          <table:table-cell office:value-type="float" office:value="0" table:style-name="ce1">
            <text:p>0</text:p>
          </table:table-cell>
          <table:table-cell office:value-type="float" office:value="276.39999999999998" table:style-name="ce1">
            <text:p>276.4</text:p>
          </table:table-cell>
          <table:table-cell table:number-columns-repeated="1636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8.7" table:style-name="ce1">
            <text:p>4218.7</text:p>
          </table:table-cell>
          <table:table-cell office:value-type="float" office:value="3643.5" table:style-name="ce1">
            <text:p>3643.5</text:p>
          </table:table-cell>
          <table:table-cell office:value-type="float" office:value="575.20000000000005" table:style-name="ce1">
            <text:p>575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.4" table:style-name="ce1">
            <text:p>769.4</text:p>
          </table:table-cell>
          <table:table-cell office:value-type="float" office:value="2498.3000000000002" table:style-name="ce1">
            <text:p>2498.3</text:p>
          </table:table-cell>
          <table:table-cell office:value-type="float" office:value="-1" table:style-name="ce1">
            <text:p>-1</text:p>
          </table:table-cell>
          <table:table-cell office:value-type="float" office:value="153.9" table:style-name="ce1">
            <text:p>153.9</text:p>
          </table:table-cell>
          <table:table-cell office:value-type="float" office:value="0" table:style-name="ce1">
            <text:p>0</text:p>
          </table:table-cell>
          <table:table-cell office:value-type="float" office:value="276.39999999999998" table:style-name="ce1">
            <text:p>276.4</text:p>
          </table:table-cell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3.55in" svg:width="10.26389in" svg:height="4.36944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93333in" svg:width="10.26389in" svg:height="4.36944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1667in" svg:width="10.26389in" svg:height="4.36944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1.7" table:style-name="ce1">
            <text:p>1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1538.3" table:style-name="ce1">
            <text:p>1538.3</text:p>
          </table:table-cell>
          <table:table-cell office:value-type="float" office:value="212.9" table:style-name="ce1">
            <text:p>212.9</text:p>
          </table:table-cell>
          <table:table-cell office:value-type="float" office:value="1538.3" table:style-name="ce1">
            <text:p>1538.3</text:p>
          </table:table-cell>
          <table:table-cell office:value-type="float" office:value="537.9" table:style-name="ce1">
            <text:p>537.9</text:p>
          </table:table-cell>
          <table:table-cell office:value-type="float" office:value="3076.6" table:style-name="ce1">
            <text:p>3076.6</text:p>
          </table:table-cell>
          <table:table-cell office:value-type="float" office:value="750.8" table:style-name="ce1">
            <text:p>750.8</text:p>
          </table:table-cell>
          <table:table-cell office:value-type="float" office:value="1751.2" table:style-name="ce1">
            <text:p>1751.2</text:p>
          </table:table-cell>
          <table:table-cell office:value-type="float" office:value="-2076.1999999999998" table:style-name="ce1">
            <text:p>-2076.2</text:p>
          </table:table-cell>
          <table:table-cell table:number-columns-repeated="16375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6248.4" table:style-name="ce1">
            <text:p>6248.4</text:p>
          </table:table-cell>
          <table:table-cell office:value-type="float" office:value="170.9" table:style-name="ce1">
            <text:p>170.9</text:p>
          </table:table-cell>
          <table:table-cell office:value-type="float" office:value="6248.4" table:style-name="ce1">
            <text:p>6248.4</text:p>
          </table:table-cell>
          <table:table-cell office:value-type="float" office:value="135.19999999999999" table:style-name="ce1">
            <text:p>135.2</text:p>
          </table:table-cell>
          <table:table-cell office:value-type="float" office:value="12496.8" table:style-name="ce1">
            <text:p>12496.8</text:p>
          </table:table-cell>
          <table:table-cell office:value-type="float" office:value="306.10000000000002" table:style-name="ce1">
            <text:p>306.1</text:p>
          </table:table-cell>
          <table:table-cell office:value-type="float" office:value="6419.2999999999993" table:style-name="ce1">
            <text:p>6419.3</text:p>
          </table:table-cell>
          <table:table-cell office:value-type="float" office:value="-6383.5999999999995" table:style-name="ce1">
            <text:p>-6383.6</text:p>
          </table:table-cell>
          <table:table-cell table:number-columns-repeated="16375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3288.9" table:style-name="ce1">
            <text:p>3288.9</text:p>
          </table:table-cell>
          <table:table-cell office:value-type="float" office:value="1" table:style-name="ce1">
            <text:p>1</text:p>
          </table:table-cell>
          <table:table-cell office:value-type="float" office:value="3288.9" table:style-name="ce1">
            <text:p>3288.9</text:p>
          </table:table-cell>
          <table:table-cell office:value-type="float" office:value="0" table:style-name="ce1">
            <text:p>0</text:p>
          </table:table-cell>
          <table:table-cell office:value-type="float" office:value="6577.8" table:style-name="ce1">
            <text:p>6577.8</text:p>
          </table:table-cell>
          <table:table-cell office:value-type="float" office:value="1" table:style-name="ce1">
            <text:p>1</text:p>
          </table:table-cell>
          <table:table-cell office:value-type="float" office:value="3289.9" table:style-name="ce1">
            <text:p>3289.9</text:p>
          </table:table-cell>
          <table:table-cell office:value-type="float" office:value="-3288.9" table:style-name="ce1">
            <text:p>-3288.9</text:p>
          </table:table-cell>
          <table:table-cell table:number-columns-repeated="16375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5588" table:style-name="ce1">
            <text:p>5588</text:p>
          </table:table-cell>
          <table:table-cell office:value-type="float" office:value="21.5" table:style-name="ce1">
            <text:p>21.5</text:p>
          </table:table-cell>
          <table:table-cell office:value-type="float" office:value="5588" table:style-name="ce1">
            <text:p>5588</text:p>
          </table:table-cell>
          <table:table-cell office:value-type="float" office:value="1334.4" table:style-name="ce1">
            <text:p>1334.4</text:p>
          </table:table-cell>
          <table:table-cell office:value-type="float" office:value="11176" table:style-name="ce1">
            <text:p>11176</text:p>
          </table:table-cell>
          <table:table-cell office:value-type="float" office:value="1355.9" table:style-name="ce1">
            <text:p>1355.9</text:p>
          </table:table-cell>
          <table:table-cell office:value-type="float" office:value="5609.5" table:style-name="ce1">
            <text:p>5609.5</text:p>
          </table:table-cell>
          <table:table-cell office:value-type="float" office:value="-6922.4" table:style-name="ce1">
            <text:p>-6922.4</text:p>
          </table:table-cell>
          <table:table-cell table:number-columns-repeated="16375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5784.7" table:style-name="ce1">
            <text:p>5784.7</text:p>
          </table:table-cell>
          <table:table-cell office:value-type="float" office:value="26.1" table:style-name="ce1">
            <text:p>26.1</text:p>
          </table:table-cell>
          <table:table-cell office:value-type="float" office:value="5784.7" table:style-name="ce1">
            <text:p>5784.7</text:p>
          </table:table-cell>
          <table:table-cell office:value-type="float" office:value="1178.8" table:style-name="ce1">
            <text:p>1178.8</text:p>
          </table:table-cell>
          <table:table-cell office:value-type="float" office:value="11569.4" table:style-name="ce1">
            <text:p>11569.4</text:p>
          </table:table-cell>
          <table:table-cell office:value-type="float" office:value="1204.8999999999999" table:style-name="ce1">
            <text:p>1204.9</text:p>
          </table:table-cell>
          <table:table-cell office:value-type="float" office:value="5810.8" table:style-name="ce1">
            <text:p>5810.8</text:p>
          </table:table-cell>
          <table:table-cell office:value-type="float" office:value="-6963.5" table:style-name="ce1">
            <text:p>-6963.5</text:p>
          </table:table-cell>
          <table:table-cell table:number-columns-repeated="16375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6760.6" table:style-name="ce1">
            <text:p>6760.6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6760.6" table:style-name="ce1">
            <text:p>6760.6</text:p>
          </table:table-cell>
          <table:table-cell office:value-type="float" office:value="1011.1" table:style-name="ce1">
            <text:p>1011.1</text:p>
          </table:table-cell>
          <table:table-cell office:value-type="float" office:value="13521.2" table:style-name="ce1">
            <text:p>13521.2</text:p>
          </table:table-cell>
          <table:table-cell office:value-type="float" office:value="1029.5" table:style-name="ce1">
            <text:p>1029.5</text:p>
          </table:table-cell>
          <table:table-cell office:value-type="float" office:value="6779" table:style-name="ce1">
            <text:p>6779</text:p>
          </table:table-cell>
          <table:table-cell office:value-type="float" office:value="-7771.7000000000007" table:style-name="ce1">
            <text:p>-7771.7</text:p>
          </table:table-cell>
          <table:table-cell table:number-columns-repeated="16375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91.9" table:style-name="ce1">
            <text:p>391.9</text:p>
          </table:table-cell>
          <table:table-cell office:value-type="float" office:value="0" table:style-name="ce1">
            <text:p>0</text:p>
          </table:table-cell>
          <table:table-cell office:value-type="float" office:value="398.9" table:style-name="ce1">
            <text:p>398.9</text:p>
          </table:table-cell>
          <table:table-cell office:value-type="float" office:value="7" table:style-name="ce1">
            <text:p>7</text:p>
          </table:table-cell>
          <table:table-cell office:value-type="float" office:value="-391.9" table:style-name="ce1">
            <text:p>-391.9</text:p>
          </table:table-cell>
          <table:table-cell table:number-columns-repeated="16375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1.2" table:style-name="ce1">
            <text:p>1.2</text:p>
          </table:table-cell>
          <table:table-cell office:value-type="float" office:value="3.7" table:style-name="ce1">
            <text:p>3.7</text:p>
          </table:table-cell>
          <table:table-cell office:value-type="float" office:value="1.2" table:style-name="ce1">
            <text:p>1.2</text:p>
          </table:table-cell>
          <table:table-cell office:value-type="float" office:value="174.3" table:style-name="ce1">
            <text:p>174.3</text:p>
          </table:table-cell>
          <table:table-cell office:value-type="float" office:value="2.4" table:style-name="ce1">
            <text:p>2.4</text:p>
          </table:table-cell>
          <table:table-cell office:value-type="float" office:value="178" table:style-name="ce1">
            <text:p>17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-175.5" table:style-name="ce1">
            <text:p>-175.5</text:p>
          </table:table-cell>
          <table:table-cell table:number-columns-repeated="16375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24.4" table:style-name="ce1">
            <text:p>24.4</text:p>
          </table:table-cell>
          <table:table-cell office:value-type="float" office:value="5.8" table:style-name="ce1">
            <text:p>5.8</text:p>
          </table:table-cell>
          <table:table-cell office:value-type="float" office:value="24.4" table:style-name="ce1">
            <text:p>24.4</text:p>
          </table:table-cell>
          <table:table-cell office:value-type="float" office:value="113.9" table:style-name="ce1">
            <text:p>113.9</text:p>
          </table:table-cell>
          <table:table-cell office:value-type="float" office:value="48.8" table:style-name="ce1">
            <text:p>48.8</text:p>
          </table:table-cell>
          <table:table-cell office:value-type="float" office:value="119.7" table:style-name="ce1">
            <text:p>119.7</text:p>
          </table:table-cell>
          <table:table-cell office:value-type="float" office:value="30.2" table:style-name="ce1">
            <text:p>30.2</text:p>
          </table:table-cell>
          <table:table-cell office:value-type="float" office:value="-138.30000000000001" table:style-name="ce1">
            <text:p>-138.3</text:p>
          </table:table-cell>
          <table:table-cell table:number-columns-repeated="16375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765" table:style-name="ce1">
            <text:p>765</text:p>
          </table:table-cell>
          <table:table-cell office:value-type="float" office:value="12.3" table:style-name="ce1">
            <text:p>12.3</text:p>
          </table:table-cell>
          <table:table-cell office:value-type="float" office:value="765" table:style-name="ce1">
            <text:p>765</text:p>
          </table:table-cell>
          <table:table-cell office:value-type="float" office:value="136.30000000000001" table:style-name="ce1">
            <text:p>136.3</text:p>
          </table:table-cell>
          <table:table-cell office:value-type="float" office:value="1530" table:style-name="ce1">
            <text:p>1530</text:p>
          </table:table-cell>
          <table:table-cell office:value-type="float" office:value="148.60000000000002" table:style-name="ce1">
            <text:p>148.6</text:p>
          </table:table-cell>
          <table:table-cell office:value-type="float" office:value="777.3" table:style-name="ce1">
            <text:p>777.3</text:p>
          </table:table-cell>
          <table:table-cell office:value-type="float" office:value="-901.3" table:style-name="ce1">
            <text:p>-901.3</text:p>
          </table:table-cell>
          <table:table-cell table:number-columns-repeated="16375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189.3" table:style-name="ce1">
            <text:p>1189.3</text:p>
          </table:table-cell>
          <table:table-cell office:value-type="float" office:value="13.3" table:style-name="ce1">
            <text:p>13.3</text:p>
          </table:table-cell>
          <table:table-cell office:value-type="float" office:value="1189.3" table:style-name="ce1">
            <text:p>1189.3</text:p>
          </table:table-cell>
          <table:table-cell office:value-type="float" office:value="179.9" table:style-name="ce1">
            <text:p>179.9</text:p>
          </table:table-cell>
          <table:table-cell office:value-type="float" office:value="2378.6" table:style-name="ce1">
            <text:p>2378.6</text:p>
          </table:table-cell>
          <table:table-cell office:value-type="float" office:value="193.20000000000002" table:style-name="ce1">
            <text:p>193.2</text:p>
          </table:table-cell>
          <table:table-cell office:value-type="float" office:value="1202.5999999999999" table:style-name="ce1">
            <text:p>1202.6</text:p>
          </table:table-cell>
          <table:table-cell office:value-type="float" office:value="-1369.2" table:style-name="ce1">
            <text:p>-1369.2</text:p>
          </table:table-cell>
          <table:table-cell table:number-columns-repeated="16375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408.1" table:style-name="ce1">
            <text:p>2408.1</text:p>
          </table:table-cell>
          <table:table-cell office:value-type="float" office:value="15.9" table:style-name="ce1">
            <text:p>15.9</text:p>
          </table:table-cell>
          <table:table-cell office:value-type="float" office:value="2408.1" table:style-name="ce1">
            <text:p>2408.1</text:p>
          </table:table-cell>
          <table:table-cell office:value-type="float" office:value="252.6" table:style-name="ce1">
            <text:p>252.6</text:p>
          </table:table-cell>
          <table:table-cell office:value-type="float" office:value="4816.2" table:style-name="ce1">
            <text:p>4816.2</text:p>
          </table:table-cell>
          <table:table-cell office:value-type="float" office:value="268.5" table:style-name="ce1">
            <text:p>268.5</text:p>
          </table:table-cell>
          <table:table-cell office:value-type="float" office:value="2424" table:style-name="ce1">
            <text:p>2424</text:p>
          </table:table-cell>
          <table:table-cell office:value-type="float" office:value="-2660.7" table:style-name="ce1">
            <text:p>-2660.7</text:p>
          </table:table-cell>
          <table:table-cell table:number-columns-repeated="16375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309.9000000000001" table:style-name="ce1">
            <text:p>1309.9</text:p>
          </table:table-cell>
          <table:table-cell office:value-type="float" office:value="14.1" table:style-name="ce1">
            <text:p>14.1</text:p>
          </table:table-cell>
          <table:table-cell office:value-type="float" office:value="1309.9000000000001" table:style-name="ce1">
            <text:p>1309.9</text:p>
          </table:table-cell>
          <table:table-cell office:value-type="float" office:value="212.2" table:style-name="ce1">
            <text:p>212.2</text:p>
          </table:table-cell>
          <table:table-cell office:value-type="float" office:value="2619.8000000000002" table:style-name="ce1">
            <text:p>2619.8</text:p>
          </table:table-cell>
          <table:table-cell office:value-type="float" office:value="226.29999999999998" table:style-name="ce1">
            <text:p>226.3</text:p>
          </table:table-cell>
          <table:table-cell office:value-type="float" office:value="1324" table:style-name="ce1">
            <text:p>1324</text:p>
          </table:table-cell>
          <table:table-cell office:value-type="float" office:value="-1522.1000000000001" table:style-name="ce1">
            <text:p>-1522.1</text:p>
          </table:table-cell>
          <table:table-cell table:number-columns-repeated="16375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0.7" table:style-name="ce1">
            <text:p>0.7</text:p>
          </table:table-cell>
          <table:table-cell office:value-type="float" office:value="1.9" table:style-name="ce1">
            <text:p>1.9</text:p>
          </table:table-cell>
          <table:table-cell office:value-type="float" office:value="-1.2" table:style-name="ce1">
            <text:p>-1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327.1999999999998" table:formula="msoxl:=AVERAGE(B2:B16)" table:style-name="ce8">
            <text:p>2327.2</text:p>
          </table:table-cell>
          <table:table-cell office:value-type="float" office:value="35.020000000000003" table:formula="msoxl:=AVERAGE(C2:C16)" table:style-name="ce8">
            <text:p>35.0</text:p>
          </table:table-cell>
          <table:table-cell office:value-type="float" office:value="2327.1999999999998" table:formula="msoxl:=AVERAGE(D2:D16)" table:style-name="ce8">
            <text:p>2327.2</text:p>
          </table:table-cell>
          <table:table-cell office:value-type="float" office:value="377.24666666666667" table:formula="msoxl:=AVERAGE(E2:E16)" table:style-name="ce8">
            <text:p>37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603.9041726824807" table:formula="msoxl:=IF(B18=0,0,MAX(SUMPRODUCT(B2:B16,B2:B16)/SUM(B2:B16)-B18,0))" table:style-name="ce8">
            <text:p>2603.9</text:p>
          </table:table-cell>
          <table:table-cell office:value-type="float" office:value="111.36444698267653" table:formula="msoxl:=IF(C18=0,0,MAX(SUMPRODUCT(C2:C16,C2:C16)/SUM(C2:C16)-C18,0))" table:style-name="ce8">
            <text:p>111.4</text:p>
          </table:table-cell>
          <table:table-cell office:value-type="float" office:value="2603.9041726824807" table:formula="msoxl:=IF(D18=0,0,MAX(SUMPRODUCT(D2:D16,D2:D16)/SUM(D2:D16)-D18,0))" table:style-name="ce8">
            <text:p>2603.9</text:p>
          </table:table-cell>
          <table:table-cell office:value-type="float" office:value="481.05084159494822" table:formula="msoxl:=IF(E18=0,0,MAX(SUMPRODUCT(E2:E16,E2:E16)/SUM(E2:E16)-E18,0))" table:style-name="ce8">
            <text:p>48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29.4958273175198" table:formula="msoxl:=ABS(MAX(B2:B16)-B18-B19)" table:style-name="ce8">
            <text:p>1829.5</text:p>
          </table:table-cell>
          <table:table-cell office:value-type="float" office:value="66.515553017323469" table:formula="msoxl:=ABS(MAX(C2:C16)-C18-C19)" table:style-name="ce8">
            <text:p>66.5</text:p>
          </table:table-cell>
          <table:table-cell office:value-type="float" office:value="1829.4958273175198" table:formula="msoxl:=ABS(MAX(D2:D16)-D18-D19)" table:style-name="ce8">
            <text:p>1829.5</text:p>
          </table:table-cell>
          <table:table-cell office:value-type="float" office:value="476.1024917383852" table:formula="msoxl:=ABS(MAX(E2:E16)-E18-E19)" table:style-name="ce8">
            <text:p>476.1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3.55in" svg:width="10.26389in" svg:height="4.36944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93333in" svg:width="10.26389in" svg:height="4.36944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0" table:style-name="ce1">
            <text:p>0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4214.7" table:style-name="ce1">
            <text:p>4214.7</text:p>
          </table:table-cell>
          <table:table-cell office:value-type="float" office:value="790" table:style-name="ce1">
            <text:p>790</text:p>
          </table:table-cell>
          <table:table-cell office:value-type="float" office:value="4214.7" table:style-name="ce1">
            <text:p>4214.7</text:p>
          </table:table-cell>
          <table:table-cell office:value-type="float" office:value="1066.2" table:style-name="ce1">
            <text:p>1066.2</text:p>
          </table:table-cell>
          <table:table-cell table:number-columns-repeated="16379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20704.8" table:style-name="ce1">
            <text:p>20704.8</text:p>
          </table:table-cell>
          <table:table-cell office:value-type="float" office:value="518.70000000000005" table:style-name="ce1">
            <text:p>518.7</text:p>
          </table:table-cell>
          <table:table-cell office:value-type="float" office:value="20704.8" table:style-name="ce1">
            <text:p>20704.8</text:p>
          </table:table-cell>
          <table:table-cell office:value-type="float" office:value="554.70000000000005" table:style-name="ce1">
            <text:p>554.7</text:p>
          </table:table-cell>
          <table:table-cell table:number-columns-repeated="16379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11018.8" table:style-name="ce1">
            <text:p>11018.8</text:p>
          </table:table-cell>
          <table:table-cell office:value-type="float" office:value="18.2" table:style-name="ce1">
            <text:p>18.2</text:p>
          </table:table-cell>
          <table:table-cell office:value-type="float" office:value="11018.8" table:style-name="ce1">
            <text:p>11018.8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19175.2" table:style-name="ce1">
            <text:p>19175.2</text:p>
          </table:table-cell>
          <table:table-cell office:value-type="float" office:value="417.6" table:style-name="ce1">
            <text:p>417.6</text:p>
          </table:table-cell>
          <table:table-cell office:value-type="float" office:value="19175.2" table:style-name="ce1">
            <text:p>19175.2</text:p>
          </table:table-cell>
          <table:table-cell office:value-type="float" office:value="928.6" table:style-name="ce1">
            <text:p>928.6</text:p>
          </table:table-cell>
          <table:table-cell table:number-columns-repeated="16379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19241.8" table:style-name="ce1">
            <text:p>19241.8</text:p>
          </table:table-cell>
          <table:table-cell office:value-type="float" office:value="436.7" table:style-name="ce1">
            <text:p>436.7</text:p>
          </table:table-cell>
          <table:table-cell office:value-type="float" office:value="19241.8" table:style-name="ce1">
            <text:p>19241.8</text:p>
          </table:table-cell>
          <table:table-cell office:value-type="float" office:value="856.5" table:style-name="ce1">
            <text:p>856.5</text:p>
          </table:table-cell>
          <table:table-cell table:number-columns-repeated="16379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23024.9" table:style-name="ce1">
            <text:p>23024.9</text:p>
          </table:table-cell>
          <table:table-cell office:value-type="float" office:value="317.60000000000002" table:style-name="ce1">
            <text:p>317.6</text:p>
          </table:table-cell>
          <table:table-cell office:value-type="float" office:value="23024.9" table:style-name="ce1">
            <text:p>23024.9</text:p>
          </table:table-cell>
          <table:table-cell office:value-type="float" office:value="729.4" table:style-name="ce1">
            <text:p>729.4</text:p>
          </table:table-cell>
          <table:table-cell table:number-columns-repeated="16379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" table:style-name="ce1">
            <text:p>0</text:p>
          </table:table-cell>
          <table:table-cell office:value-type="float" office:value="151.9" table:style-name="ce1">
            <text:p>151.9</text:p>
          </table:table-cell>
          <table:table-cell office:value-type="float" office:value="0" table:style-name="ce1">
            <text:p>0</text:p>
          </table:table-cell>
          <table:table-cell office:value-type="float" office:value="288.89999999999998" table:style-name="ce1">
            <text:p>288.9</text:p>
          </table:table-cell>
          <table:table-cell table:number-columns-repeated="16379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2.1" table:style-name="ce1">
            <text:p>2.1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2.1" table:style-name="ce1">
            <text:p>2.1</text:p>
          </table:table-cell>
          <table:table-cell office:value-type="float" office:value="128.19999999999999" table:style-name="ce1">
            <text:p>128.2</text:p>
          </table:table-cell>
          <table:table-cell table:number-columns-repeated="16379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87.9" table:style-name="ce1">
            <text:p>87.9</text:p>
          </table:table-cell>
          <table:table-cell office:value-type="float" office:value="61" table:style-name="ce1">
            <text:p>61</text:p>
          </table:table-cell>
          <table:table-cell office:value-type="float" office:value="87.9" table:style-name="ce1">
            <text:p>87.9</text:p>
          </table:table-cell>
          <table:table-cell office:value-type="float" office:value="90.2" table:style-name="ce1">
            <text:p>90.2</text:p>
          </table:table-cell>
          <table:table-cell table:number-columns-repeated="16379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2588.8000000000002" table:style-name="ce1">
            <text:p>2588.8</text:p>
          </table:table-cell>
          <table:table-cell office:value-type="float" office:value="78.2" table:style-name="ce1">
            <text:p>78.2</text:p>
          </table:table-cell>
          <table:table-cell office:value-type="float" office:value="2588.8000000000002" table:style-name="ce1">
            <text:p>2588.8</text:p>
          </table:table-cell>
          <table:table-cell office:value-type="float" office:value="125.8" table:style-name="ce1">
            <text:p>125.8</text:p>
          </table:table-cell>
          <table:table-cell table:number-columns-repeated="16379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3945" table:style-name="ce1">
            <text:p>3945</text:p>
          </table:table-cell>
          <table:table-cell office:value-type="float" office:value="96.2" table:style-name="ce1">
            <text:p>96.2</text:p>
          </table:table-cell>
          <table:table-cell office:value-type="float" office:value="3945" table:style-name="ce1">
            <text:p>3945</text:p>
          </table:table-cell>
          <table:table-cell office:value-type="float" office:value="159.80000000000001" table:style-name="ce1">
            <text:p>159.8</text:p>
          </table:table-cell>
          <table:table-cell table:number-columns-repeated="16379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8066.7" table:style-name="ce1">
            <text:p>8066.7</text:p>
          </table:table-cell>
          <table:table-cell office:value-type="float" office:value="121.5" table:style-name="ce1">
            <text:p>121.5</text:p>
          </table:table-cell>
          <table:table-cell office:value-type="float" office:value="8066.7" table:style-name="ce1">
            <text:p>8066.7</text:p>
          </table:table-cell>
          <table:table-cell office:value-type="float" office:value="215.9" table:style-name="ce1">
            <text:p>215.9</text:p>
          </table:table-cell>
          <table:table-cell table:number-columns-repeated="16379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4380" table:style-name="ce1">
            <text:p>4380</text:p>
          </table:table-cell>
          <table:table-cell office:value-type="float" office:value="101" table:style-name="ce1">
            <text:p>101</text:p>
          </table:table-cell>
          <table:table-cell office:value-type="float" office:value="4380" table:style-name="ce1">
            <text:p>4380</text:p>
          </table:table-cell>
          <table:table-cell office:value-type="float" office:value="180.6" table:style-name="ce1">
            <text:p>180.6</text:p>
          </table:table-cell>
          <table:table-cell table:number-columns-repeated="16379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2.1" table:style-name="ce1">
            <text:p>2.1</text:p>
          </table:table-cell>
          <table:table-cell office:value-type="float" office:value="11.9" table:style-name="ce1">
            <text:p>11.9</text:p>
          </table:table-cell>
          <table:table-cell office:value-type="float" office:value="2.1" table:style-name="ce1">
            <text:p>2.1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763.5200000000013" table:formula="msoxl:=AVERAGE(B2:B16)" table:style-name="ce8">
            <text:p>7763.5</text:p>
          </table:table-cell>
          <table:table-cell office:value-type="float" office:value="215.61333333333332" table:formula="msoxl:=AVERAGE(C2:C16)" table:style-name="ce8">
            <text:p>215.6</text:p>
          </table:table-cell>
          <table:table-cell office:value-type="float" office:value="7763.5200000000013" table:formula="msoxl:=AVERAGE(D2:D16)" table:style-name="ce8">
            <text:p>7763.5</text:p>
          </table:table-cell>
          <table:table-cell office:value-type="float" office:value="355.06666666666661" table:formula="msoxl:=AVERAGE(E2:E16)" table:style-name="ce8">
            <text:p>35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916.8541036711867" table:formula="msoxl:=IF(B18=0,0,MAX(SUMPRODUCT(B2:B16,B2:B16)/SUM(B2:B16)-B18,0))" table:style-name="ce8">
            <text:p>8916.9</text:p>
          </table:table-cell>
          <table:table-cell office:value-type="float" office:value="227.75588934924664" table:formula="msoxl:=IF(C18=0,0,MAX(SUMPRODUCT(C2:C16,C2:C16)/SUM(C2:C16)-C18,0))" table:style-name="ce8">
            <text:p>227.8</text:p>
          </table:table-cell>
          <table:table-cell office:value-type="float" office:value="8916.8541036711867" table:formula="msoxl:=IF(D18=0,0,MAX(SUMPRODUCT(D2:D16,D2:D16)/SUM(D2:D16)-D18,0))" table:style-name="ce8">
            <text:p>8916.9</text:p>
          </table:table-cell>
          <table:table-cell office:value-type="float" office:value="358.60500062586084" table:formula="msoxl:=IF(E18=0,0,MAX(SUMPRODUCT(E2:E16,E2:E16)/SUM(E2:E16)-E18,0))" table:style-name="ce8">
            <text:p>35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344.5258963288143" table:formula="msoxl:=ABS(MAX(B2:B16)-B18-B19)" table:style-name="ce8">
            <text:p>6344.5</text:p>
          </table:table-cell>
          <table:table-cell office:value-type="float" office:value="346.63077731741998" table:formula="msoxl:=ABS(MAX(C2:C16)-C18-C19)" table:style-name="ce8">
            <text:p>346.6</text:p>
          </table:table-cell>
          <table:table-cell office:value-type="float" office:value="6344.5258963288143" table:formula="msoxl:=ABS(MAX(D2:D16)-D18-D19)" table:style-name="ce8">
            <text:p>6344.5</text:p>
          </table:table-cell>
          <table:table-cell office:value-type="float" office:value="352.5283327074726" table:formula="msoxl:=ABS(MAX(E2:E16)-E18-E19)" table:style-name="ce8">
            <text:p>352.5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3.55in" svg:width="10.26389in" svg:height="4.36944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93333in" svg:width="10.26389in" svg:height="4.36944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1667in" svg:width="10.26389in" svg:height="4.36944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6145.4" table:style-name="ce1">
            <text:p>614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1" table:style-name="ce1">
            <text:p>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5731.1" table:style-name="ce1">
            <text:p>2573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3832" table:style-name="ce1">
            <text:p>138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2770.2" table:style-name="ce1">
            <text:p>2277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22130.3" table:style-name="ce1">
            <text:p>2213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5" table:style-name="ce1">
            <text:p>1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6343.8" table:style-name="ce1">
            <text:p>2634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46.4" table:style-name="ce1">
            <text:p>24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65.3" table:style-name="ce1">
            <text:p>16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66.3" table:style-name="ce1">
            <text:p>26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033.8" table:style-name="ce1">
            <text:p>303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4522.8999999999996" table:style-name="ce1">
            <text:p>452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9298.2999999999993" table:style-name="ce1">
            <text:p>929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42.2" table:style-name="ce1">
            <text:p>484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.5" table:style-name="ce1">
            <text:p>10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3.55in" svg:width="10.26389in" svg:height="4.36944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93333in" svg:width="10.26389in" svg:height="4.36944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87277" table:style-name="ce1">
            <text:p>87277</text:p>
          </table:table-cell>
          <table:table-cell office:value-type="float" office:value="695" table:style-name="ce1">
            <text:p>695</text:p>
          </table:table-cell>
          <table:table-cell office:value-type="float" office:value="-1" table:style-name="ce1">
            <text:p>-1</text:p>
          </table:table-cell>
          <table:table-cell office:value-type="float" office:value="228131" table:style-name="ce1">
            <text:p>2281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69" table:style-name="ce1">
            <text:p>1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table:number-columns-repeated="16346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9" table:style-name="ce1">
            <text:p>949</text:p>
          </table:table-cell>
          <table:table-cell office:value-type="float" office:value="0" table:style-name="ce1">
            <text:p>0</text:p>
          </table:table-cell>
          <table:table-cell office:value-type="float" office:value="-81938" table:style-name="ce1">
            <text:p>-81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8132" table:style-name="ce1">
            <text:p>-228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5" table:style-name="ce1">
            <text:p>-35</text:p>
          </table:table-cell>
          <table:table-cell table:number-columns-repeated="16346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35817" table:style-name="ce1">
            <text:p>35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3" table:style-name="ce1">
            <text:p>-53</text:p>
          </table:table-cell>
          <table:table-cell table:number-columns-repeated="16346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" table:style-name="ce1">
            <text:p>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590" table:style-name="ce1">
            <text:p>375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494" table:style-name="ce1">
            <text:p>231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-5086" table:style-name="ce1">
            <text:p>-50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1494" table:style-name="ce1">
            <text:p>-231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10" table:style-name="ce1">
            <text:p>4010</text:p>
          </table:table-cell>
          <table:table-cell office:value-type="float" office:value="0" table:style-name="ce1">
            <text:p>0</text:p>
          </table:table-cell>
          <table:table-cell office:value-type="float" office:value="-47917" table:style-name="ce1">
            <text:p>-47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29" table:style-name="ce1">
            <text:p>-29</text:p>
          </table:table-cell>
          <table:table-cell table:number-columns-repeated="16346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4052" table:style-name="ce1">
            <text:p>4052</text:p>
          </table:table-cell>
          <table:table-cell office:value-type="float" office:value="0" table:style-name="ce1">
            <text:p>0</text:p>
          </table:table-cell>
          <table:table-cell office:value-type="float" office:value="66758" table:style-name="ce1">
            <text:p>66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16" table:style-name="ce1">
            <text:p>-16</text:p>
          </table:table-cell>
          <table:table-cell table:number-columns-repeated="16346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073" table:style-name="ce1">
            <text:p>258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" table:style-name="ce1">
            <text:p>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7788" table:style-name="ce1">
            <text:p>-7788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8073" table:style-name="ce1">
            <text:p>-258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" table:style-name="ce1">
            <text:p>-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table:number-columns-repeated="16346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3192" table:style-name="ce1">
            <text:p>3192</text:p>
          </table:table-cell>
          <table:table-cell office:value-type="float" office:value="0" table:style-name="ce1">
            <text:p>0</text:p>
          </table:table-cell>
          <table:table-cell office:value-type="float" office:value="5536" table:style-name="ce1">
            <text:p>5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table:number-columns-repeated="16346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2" table:style-name="ce1">
            <text:p>-8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80" table:style-name="ce1">
            <text:p>4680</text:p>
          </table:table-cell>
          <table:table-cell office:value-type="float" office:value="0" table:style-name="ce1">
            <text:p>0</text:p>
          </table:table-cell>
          <table:table-cell office:value-type="float" office:value="-90701" table:style-name="ce1">
            <text:p>-907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" table:style-name="ce1">
            <text:p>-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" table:style-name="ce1">
            <text:p>-19</text:p>
          </table:table-cell>
          <table:table-cell table:number-columns-repeated="16346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440" table:style-name="ce1">
            <text:p>-6440</text:p>
          </table:table-cell>
          <table:table-cell office:value-type="float" office:value="0" table:style-name="ce1">
            <text:p>0</text:p>
          </table:table-cell>
          <table:table-cell office:value-type="float" office:value="8109" table:style-name="ce1">
            <text:p>8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441" table:style-name="ce1">
            <text:p>1441</text:p>
          </table:table-cell>
          <table:table-cell office:value-type="float" office:value="0" table:style-name="ce1">
            <text:p>0</text:p>
          </table:table-cell>
          <table:table-cell office:value-type="float" office:value="26031" table:style-name="ce1">
            <text:p>26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375" table:style-name="ce1">
            <text:p>236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82" table:style-name="ce1">
            <text:p>82</text:p>
          </table:table-cell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8" table:default-cell-style-name="ce9"/>
        <table:table-column table:style-name="co22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0M47.000S" table:style-name="ce9">
            <text:p>16:00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0M47.000S" table:style-name="ce10">
            <text:p>16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1M17.000S" table:style-name="ce9">
            <text:p>16:01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1M17.000S" table:style-name="ce10">
            <text:p>16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1M47.000S" table:style-name="ce9">
            <text:p>16:01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1M47.000S" table:style-name="ce10">
            <text:p>16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6H2M17.000S" table:style-name="ce9">
            <text:p>16:02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2M17.000S" table:style-name="ce10">
            <text:p>16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6H2M47.000S" table:style-name="ce9">
            <text:p>16:02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2M47.000S" table:style-name="ce10">
            <text:p>16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6H3M17.000S" table:style-name="ce9">
            <text:p>16:03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3M17.000S" table:style-name="ce10">
            <text:p>16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6H3M47.000S" table:style-name="ce9">
            <text:p>16:03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3M47.000S" table:style-name="ce10">
            <text:p>16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6H4M17.000S" table:style-name="ce9">
            <text:p>16:04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4M17.000S" table:style-name="ce10">
            <text:p>16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6H4M47.000S" table:style-name="ce9">
            <text:p>16:04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4M47.000S" table:style-name="ce10">
            <text:p>16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6H5M17.000S" table:style-name="ce9">
            <text:p>16:05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5M17.000S" table:style-name="ce10">
            <text:p>16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6H5M47.000S" table:style-name="ce9">
            <text:p>16:05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5M47.000S" table:style-name="ce10">
            <text:p>16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6H6M17.000S" table:style-name="ce9">
            <text:p>16:06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6M17.000S" table:style-name="ce10">
            <text:p>16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6H6M47.000S" table:style-name="ce9">
            <text:p>16:06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6M47.000S" table:style-name="ce10">
            <text:p>16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6H7M17.000S" table:style-name="ce9">
            <text:p>16:07:1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7M17.000S" table:style-name="ce10">
            <text:p>16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5</text:p>
          </table:table-cell>
          <table:table-cell office:value-type="time" office:time-value="PT16H7M47.000S" table:style-name="ce9">
            <text:p>16:07:47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40H7M47.000S" table:style-name="ce10">
            <text:p>16:07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3.55in" svg:width="10.26389in" svg:height="4.36944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25.7" table:style-name="ce1">
            <text:p>25.7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28.9" table:style-name="ce1">
            <text:p>28.9</text:p>
          </table:table-cell>
          <table:table-cell table:number-columns-repeated="1637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85" table:style-name="ce1">
            <text:p>85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97.5" table:style-name="ce1">
            <text:p>97.5</text:p>
          </table:table-cell>
          <table:table-cell table:number-columns-repeated="1637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89.2" table:style-name="ce1">
            <text:p>89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4" table:style-name="ce1">
            <text:p>94.4</text:p>
          </table:table-cell>
          <table:table-cell table:number-columns-repeated="1637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76.7" table:style-name="ce1">
            <text:p>76.7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58.9" table:style-name="ce1">
            <text:p>58.9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float" office:value="70.599999999999994" table:style-name="ce1">
            <text:p>70.6</text:p>
          </table:table-cell>
          <table:table-cell table:number-columns-repeated="1637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3.3" table:style-name="ce1">
            <text:p>73.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.5</text:p>
          </table:table-cell>
          <table:table-cell office:value-type="float" office:value="91.4" table:style-name="ce1">
            <text:p>91.4</text:p>
          </table:table-cell>
          <table:table-cell table:number-columns-repeated="1637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17.2" table:style-name="ce1">
            <text:p>17.2</text:p>
          </table:table-cell>
          <table:table-cell office:value-type="float" office:value="24.3" table:style-name="ce1">
            <text:p>24.3</text:p>
          </table:table-cell>
          <table:table-cell office:value-type="float" office:value="2.6" table:style-name="ce1">
            <text:p>2.6</text:p>
          </table:table-cell>
          <table:table-cell office:value-type="float" office:value="55.9" table:style-name="ce1">
            <text:p>55.9</text:p>
          </table:table-cell>
          <table:table-cell office:value-type="float" office:value="41.5" table:style-name="ce1">
            <text:p>41.5</text:p>
          </table:table-cell>
          <table:table-cell table:number-columns-repeated="1637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5.9" table:style-name="ce1">
            <text:p>15.9</text:p>
          </table:table-cell>
          <table:table-cell office:value-type="float" office:value="28.7" table:style-name="ce1">
            <text:p>28.7</text:p>
          </table:table-cell>
          <table:table-cell office:value-type="float" office:value="0.6" table:style-name="ce1">
            <text:p>0.6</text:p>
          </table:table-cell>
          <table:table-cell office:value-type="float" office:value="54.8" table:style-name="ce1">
            <text:p>54.8</text:p>
          </table:table-cell>
          <table:table-cell office:value-type="float" office:value="44.6" table:style-name="ce1">
            <text:p>44.6</text:p>
          </table:table-cell>
          <table:table-cell table:number-columns-repeated="1637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1" table:style-name="ce1">
            <text:p>21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58.8" table:style-name="ce1">
            <text:p>58.8</text:p>
          </table:table-cell>
          <table:table-cell office:value-type="float" office:value="41.2" table:style-name="ce1">
            <text:p>41.2</text:p>
          </table:table-cell>
          <table:table-cell table:number-columns-repeated="1637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4.9" table:style-name="ce1">
            <text:p>14.9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.4" table:style-name="ce1">
            <text:p>0.4</text:p>
          </table:table-cell>
          <table:table-cell office:value-type="float" office:value="66.5" table:style-name="ce1">
            <text:p>66.5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133333333333333" table:style-name="ce1">
            <text:p>32.13333333</text:p>
          </table:table-cell>
          <table:table-cell office:value-type="float" office:value="10.139999999999999" table:style-name="ce1">
            <text:p>10.14</text:p>
          </table:table-cell>
          <table:table-cell office:value-type="float" office:value="0.24000000000000002" table:style-name="ce1">
            <text:p>0.24</text:p>
          </table:table-cell>
          <table:table-cell office:value-type="float" office:value="57.459999999999994" table:style-name="ce1">
            <text:p>57.46</text:p>
          </table:table-cell>
          <table:table-cell office:value-type="float" office:value="42.273333333333341" table:style-name="ce1">
            <text:p>42.2733333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3.55in" svg:width="10.26389in" svg:height="4.36944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2.5" table:style-name="ce1">
            <text:p>2.5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6.3" table:style-name="ce1">
            <text:p>56.3</text:p>
          </table:table-cell>
          <table:table-cell office:value-type="float" office:value="43.7" table:style-name="ce1">
            <text:p>43.7</text:p>
          </table:table-cell>
          <table:table-cell table:number-columns-repeated="1637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86" table:style-name="ce1">
            <text:p>86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7.8" table:style-name="ce1">
            <text:p>97.8</text:p>
          </table:table-cell>
          <table:table-cell table:number-columns-repeated="1637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89.1" table:style-name="ce1">
            <text:p>89.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office:value-type="float" office:value="94.6" table:style-name="ce1">
            <text:p>94.6</text:p>
          </table:table-cell>
          <table:table-cell table:number-columns-repeated="1637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81.2" table:style-name="ce1">
            <text:p>81.2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9.9" table:style-name="ce1">
            <text:p>9.9</text:p>
          </table:table-cell>
          <table:table-cell office:value-type="float" office:value="90.100000000000009" table:style-name="ce1">
            <text:p>90.1</text:p>
          </table:table-cell>
          <table:table-cell table:number-columns-repeated="1637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57.4" table:style-name="ce1">
            <text:p>57.4</text:p>
          </table:table-cell>
          <table:table-cell office:value-type="float" office:value="13.4" table:style-name="ce1">
            <text:p>13.4</text:p>
          </table:table-cell>
          <table:table-cell office:value-type="float" office:value="0.6" table:style-name="ce1">
            <text:p>0.6</text:p>
          </table:table-cell>
          <table:table-cell office:value-type="float" office:value="28.7" table:style-name="ce1">
            <text:p>28.7</text:p>
          </table:table-cell>
          <table:table-cell office:value-type="float" office:value="70.8" table:style-name="ce1">
            <text:p>70.8</text:p>
          </table:table-cell>
          <table:table-cell table:number-columns-repeated="1637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17" table:style-name="ce1">
            <text:p>17</text:p>
          </table:table-cell>
          <table:table-cell office:value-type="float" office:value="0.1" table:style-name="ce1">
            <text:p>0.1</text:p>
          </table:table-cell>
          <table:table-cell office:value-type="float" office:value="10.3" table:style-name="ce1">
            <text:p>10.3</text:p>
          </table:table-cell>
          <table:table-cell office:value-type="float" office:value="89.6" table:style-name="ce1">
            <text:p>89.6</text:p>
          </table:table-cell>
          <table:table-cell table:number-columns-repeated="1637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1.6" table:style-name="ce1">
            <text:p>1.6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16.7" table:style-name="ce1">
            <text:p>16.7</text:p>
          </table:table-cell>
          <table:table-cell office:value-type="float" office:value="22.7" table:style-name="ce1">
            <text:p>22.7</text:p>
          </table:table-cell>
          <table:table-cell office:value-type="float" office:value="2.9" table:style-name="ce1">
            <text:p>2.9</text:p>
          </table:table-cell>
          <table:table-cell office:value-type="float" office:value="57.6" table:style-name="ce1">
            <text:p>57.6</text:p>
          </table:table-cell>
          <table:table-cell office:value-type="float" office:value="39.4" table:style-name="ce1">
            <text:p>39.4</text:p>
          </table:table-cell>
          <table:table-cell table:number-columns-repeated="1637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4.9" table:style-name="ce1">
            <text:p>14.9</text:p>
          </table:table-cell>
          <table:table-cell office:value-type="float" office:value="21.9" table:style-name="ce1">
            <text:p>21.9</text:p>
          </table:table-cell>
          <table:table-cell office:value-type="float" office:value="0.8" table:style-name="ce1">
            <text:p>0.8</text:p>
          </table:table-cell>
          <table:table-cell office:value-type="float" office:value="62.3" table:style-name="ce1">
            <text:p>62.3</text:p>
          </table:table-cell>
          <table:table-cell office:value-type="float" office:value="36.799999999999997" table:style-name="ce1">
            <text:p>36.8</text:p>
          </table:table-cell>
          <table:table-cell table:number-columns-repeated="1637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1.9" table:style-name="ce1">
            <text:p>21.9</text:p>
          </table:table-cell>
          <table:table-cell office:value-type="float" office:value="28.6" table:style-name="ce1">
            <text:p>28.6</text:p>
          </table:table-cell>
          <table:table-cell office:value-type="float" office:value="1.3" table:style-name="ce1">
            <text:p>1.3</text:p>
          </table:table-cell>
          <table:table-cell office:value-type="float" office:value="48.3" table:style-name="ce1">
            <text:p>48.3</text:p>
          </table:table-cell>
          <table:table-cell office:value-type="float" office:value="50.5" table:style-name="ce1">
            <text:p>50.5</text:p>
          </table:table-cell>
          <table:table-cell table:number-columns-repeated="1637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5.4" table:style-name="ce1">
            <text:p>15.4</text:p>
          </table:table-cell>
          <table:table-cell office:value-type="float" office:value="17.8" table:style-name="ce1">
            <text:p>17.8</text:p>
          </table:table-cell>
          <table:table-cell office:value-type="float" office:value="0.4" table:style-name="ce1">
            <text:p>0.4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33.200000000000003" table:style-name="ce1">
            <text:p>33.2</text:p>
          </table:table-cell>
          <table:table-cell table:number-columns-repeated="1637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28" table:style-name="ce1">
            <text:p>33.28</text:p>
          </table:table-cell>
          <table:table-cell office:value-type="float" office:value="10.313333333333334" table:style-name="ce1">
            <text:p>10.31333333</text:p>
          </table:table-cell>
          <table:table-cell office:value-type="float" office:value="0.42" table:style-name="ce1">
            <text:p>0.42</text:p>
          </table:table-cell>
          <table:table-cell office:value-type="float" office:value="55.993333333333325" table:style-name="ce1">
            <text:p>55.99333333</text:p>
          </table:table-cell>
          <table:table-cell office:value-type="float" office:value="43.593333333333341" table:style-name="ce1">
            <text:p>43.5933333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3.55in" svg:width="10.26389in" svg:height="4.36944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37.1" table:style-name="ce1">
            <text:p>37.1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58.6" table:style-name="ce1">
            <text:p>58.6</text:p>
          </table:table-cell>
          <table:table-cell office:value-type="float" office:value="41.4" table:style-name="ce1">
            <text:p>41.4</text:p>
          </table:table-cell>
          <table:table-cell table:number-columns-repeated="1637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86.6" table:style-name="ce1">
            <text:p>86.6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74" table:style-name="ce1">
            <text:p>7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.3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59.7" table:style-name="ce1">
            <text:p>59.7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28.1" table:style-name="ce1">
            <text:p>28.1</text:p>
          </table:table-cell>
          <table:table-cell office:value-type="float" office:value="71.900000000000006" table:style-name="ce1">
            <text:p>71.9</text:p>
          </table:table-cell>
          <table:table-cell table:number-columns-repeated="1637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5.3" table:style-name="ce1">
            <text:p>5.3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93.1" table:style-name="ce1">
            <text:p>93.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16.3" table:style-name="ce1">
            <text:p>16.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60.7" table:style-name="ce1">
            <text:p>60.7</text:p>
          </table:table-cell>
          <table:table-cell office:value-type="float" office:value="39.299999999999997" table:style-name="ce1">
            <text:p>39.3</text:p>
          </table:table-cell>
          <table:table-cell table:number-columns-repeated="1637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5.1" table:style-name="ce1">
            <text:p>15.1</text:p>
          </table:table-cell>
          <table:table-cell office:value-type="float" office:value="24.8" table:style-name="ce1">
            <text:p>24.8</text:p>
          </table:table-cell>
          <table:table-cell office:value-type="float" office:value="0" table:style-name="ce1">
            <text:p>0</text:p>
          </table:table-cell>
          <table:table-cell office:value-type="float" office:value="60.1" table:style-name="ce1">
            <text:p>60.1</text:p>
          </table:table-cell>
          <table:table-cell office:value-type="float" office:value="39.9" table:style-name="ce1">
            <text:p>39.9</text:p>
          </table:table-cell>
          <table:table-cell table:number-columns-repeated="1637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3.1" table:style-name="ce1">
            <text:p>23.1</text:p>
          </table:table-cell>
          <table:table-cell office:value-type="float" office:value="23.9" table:style-name="ce1">
            <text:p>23.9</text:p>
          </table:table-cell>
          <table:table-cell office:value-type="float" office:value="0.6" table:style-name="ce1">
            <text:p>0.6</text:p>
          </table:table-cell>
          <table:table-cell office:value-type="float" office:value="52.5" table:style-name="ce1">
            <text:p>52.5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33.9" table:style-name="ce1">
            <text:p>33.9</text:p>
          </table:table-cell>
          <table:table-cell table:number-columns-repeated="1637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373333333333342" table:style-name="ce1">
            <text:p>33.37333333</text:p>
          </table:table-cell>
          <table:table-cell office:value-type="float" office:value="10" table:style-name="ce1">
            <text:p>10</text:p>
          </table:table-cell>
          <table:table-cell office:value-type="float" office:value="0.04" table:style-name="ce1">
            <text:p>0.04</text:p>
          </table:table-cell>
          <table:table-cell office:value-type="float" office:value="56.593333333333341" table:style-name="ce1">
            <text:p>56.59333333</text:p>
          </table:table-cell>
          <table:table-cell office:value-type="float" office:value="43.373333333333328" table:style-name="ce1">
            <text:p>43.3733333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3.55in" svg:width="10.26389in" svg:height="4.36944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40H0M47.000S" table:style-name="ce9">
            <text:p>16:00:47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840H1M17.000S" table:style-name="ce9">
            <text:p>16:01:17</text:p>
          </table:table-cell>
          <table:table-cell office:value-type="float" office:value="36.4" table:style-name="ce1">
            <text:p>36.4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59.4" table:style-name="ce1">
            <text:p>59.4</text:p>
          </table:table-cell>
          <table:table-cell office:value-type="float" office:value="40.6" table:style-name="ce1">
            <text:p>40.6</text:p>
          </table:table-cell>
          <table:table-cell table:number-columns-repeated="16378"/>
        </table:table-row>
        <table:table-row table:style-name="ro1">
          <table:table-cell office:value-type="time" office:time-value="PT988840H1M47.000S" table:style-name="ce9">
            <text:p>16:01:47</text:p>
          </table:table-cell>
          <table:table-cell office:value-type="float" office:value="86.7" table:style-name="ce1">
            <text:p>86.7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97.9" table:style-name="ce1">
            <text:p>97.9</text:p>
          </table:table-cell>
          <table:table-cell table:number-columns-repeated="16378"/>
        </table:table-row>
        <table:table-row table:style-name="ro1">
          <table:table-cell office:value-type="time" office:time-value="PT988840H2M17.000S" table:style-name="ce9">
            <text:p>16:02:17</text:p>
          </table:table-cell>
          <table:table-cell office:value-type="float" office:value="92.6" table:style-name="ce1">
            <text:p>92.6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8840H2M47.000S" table:style-name="ce9">
            <text:p>16:02:47</text:p>
          </table:table-cell>
          <table:table-cell office:value-type="float" office:value="73" table:style-name="ce1">
            <text:p>73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81.099999999999994" table:style-name="ce1">
            <text:p>81.1</text:p>
          </table:table-cell>
          <table:table-cell table:number-columns-repeated="16378"/>
        </table:table-row>
        <table:table-row table:style-name="ro1">
          <table:table-cell office:value-type="time" office:time-value="PT988840H3M17.000S" table:style-name="ce9">
            <text:p>16:03:17</text:p>
          </table:table-cell>
          <table:table-cell office:value-type="float" office:value="61.6" table:style-name="ce1">
            <text:p>61.6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5.9" table:style-name="ce1">
            <text:p>25.9</text:p>
          </table:table-cell>
          <table:table-cell office:value-type="float" office:value="74.099999999999994" table:style-name="ce1">
            <text:p>74.1</text:p>
          </table:table-cell>
          <table:table-cell table:number-columns-repeated="16378"/>
        </table:table-row>
        <table:table-row table:style-name="ro1">
          <table:table-cell office:value-type="time" office:time-value="PT988840H3M47.000S" table:style-name="ce9">
            <text:p>16:03:47</text:p>
          </table:table-cell>
          <table:table-cell office:value-type="float" office:value="74.5" table:style-name="ce1">
            <text:p>74.5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90.5" table:style-name="ce1">
            <text:p>90.5</text:p>
          </table:table-cell>
          <table:table-cell table:number-columns-repeated="16378"/>
        </table:table-row>
        <table:table-row table:style-name="ro1">
          <table:table-cell office:value-type="time" office:time-value="PT988840H4M17.000S" table:style-name="ce9">
            <text:p>16:04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99.4" table:style-name="ce1">
            <text:p>99.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4M47.000S" table:style-name="ce9">
            <text:p>16:0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40H5M17.000S" table:style-name="ce9">
            <text:p>16:05:17</text:p>
          </table:table-cell>
          <table:table-cell office:value-type="float" office:value="1.7" table:style-name="ce1">
            <text:p>1.7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95.3" table:style-name="ce1">
            <text:p>95.3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8840H5M47.000S" table:style-name="ce9">
            <text:p>16:05:47</text:p>
          </table:table-cell>
          <table:table-cell office:value-type="float" office:value="15" table:style-name="ce1">
            <text:p>15</text:p>
          </table:table-cell>
          <table:table-cell office:value-type="float" office:value="22.9" table:style-name="ce1">
            <text:p>22.9</text:p>
          </table:table-cell>
          <table:table-cell office:value-type="float" office:value="0" table:style-name="ce1">
            <text:p>0</text:p>
          </table:table-cell>
          <table:table-cell office:value-type="float" office:value="62.1" table:style-name="ce1">
            <text:p>62.1</text:p>
          </table:table-cell>
          <table:table-cell office:value-type="float" office:value="37.9" table:style-name="ce1">
            <text:p>37.9</text:p>
          </table:table-cell>
          <table:table-cell table:number-columns-repeated="16378"/>
        </table:table-row>
        <table:table-row table:style-name="ro1">
          <table:table-cell office:value-type="time" office:time-value="PT988840H6M17.000S" table:style-name="ce9">
            <text:p>16:06:17</text:p>
          </table:table-cell>
          <table:table-cell office:value-type="float" office:value="15.5" table:style-name="ce1">
            <text:p>15.5</text:p>
          </table:table-cell>
          <table:table-cell office:value-type="float" office:value="18.2" table:style-name="ce1">
            <text:p>18.2</text:p>
          </table:table-cell>
          <table:table-cell office:value-type="float" office:value="0" table:style-name="ce1">
            <text:p>0</text:p>
          </table:table-cell>
          <table:table-cell office:value-type="float" office:value="66.3" table:style-name="ce1">
            <text:p>66.3</text:p>
          </table:table-cell>
          <table:table-cell office:value-type="float" office:value="33.700000000000003" table:style-name="ce1">
            <text:p>33.7</text:p>
          </table:table-cell>
          <table:table-cell table:number-columns-repeated="16378"/>
        </table:table-row>
        <table:table-row table:style-name="ro1">
          <table:table-cell office:value-type="time" office:time-value="PT988840H6M47.000S" table:style-name="ce9">
            <text:p>16:06:47</text:p>
          </table:table-cell>
          <table:table-cell office:value-type="float" office:value="22.8" table:style-name="ce1">
            <text:p>22.8</text:p>
          </table:table-cell>
          <table:table-cell office:value-type="float" office:value="21.7" table:style-name="ce1">
            <text:p>21.7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4.5" table:style-name="ce1">
            <text:p>44.5</text:p>
          </table:table-cell>
          <table:table-cell table:number-columns-repeated="16378"/>
        </table:table-row>
        <table:table-row table:style-name="ro1">
          <table:table-cell office:value-type="time" office:time-value="PT988840H7M17.000S" table:style-name="ce9">
            <text:p>16:07:17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34.1" table:style-name="ce1">
            <text:p>34.1</text:p>
          </table:table-cell>
          <table:table-cell table:number-columns-repeated="16378"/>
        </table:table-row>
        <table:table-row table:style-name="ro1">
          <table:table-cell office:value-type="time" office:time-value="PT988840H7M47.000S" table:style-name="ce9">
            <text:p>16:0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286666666666669" table:style-name="ce1">
            <text:p>33.28666667</text:p>
          </table:table-cell>
          <table:table-cell office:value-type="float" office:value="9.4" table:style-name="ce1">
            <text:p>9.4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57.266666666666666" table:style-name="ce1">
            <text:p>57.26666667</text:p>
          </table:table-cell>
          <table:table-cell office:value-type="float" office:value="42.686666666666682" table:style-name="ce1">
            <text:p>42.68666667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BUSY.B1:DISKBUSY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READ.B1:DISKREAD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WRITE.B1:DISKWRITE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XFER.B1:DISKXFER.E21" table:contains-header="false" table:orientation="column">
          <table:sort>
            <table:sort-by table:field-number="2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epak</meta:initial-creator>
    <dc:creator>Afour</dc:creator>
    <meta:creation-date>2012-10-19T10:46:58Z</meta:creation-date>
    <dc:date>2012-10-19T10:48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7.95pt" chart:style-name="Crt0">
        <chart:title chart:style-name="CT00">
          <text:p text:style-name="a0" text:class-names="" text:cond-style-name="">System Summary ubuntuServer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6" chart:class="chart:line" chart:attached-axis="primary-y" chart:style-name="G0S0">
            <chart:data-point chart:repeated="15"/>
          </chart:series>
          <chart:series chart:values-cell-range-address="DISK_SUMM.$D$2:.$D$16" chart:class="chart:line" chart:attached-axis="secondary-y" chart:style-name="G1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%Busy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6" chart:class="chart:line" chart:attached-axis="primary-y" chart:style-name="G0S0">
            <chart:data-point chart:repeated="15"/>
          </chart:series>
          <chart:series chart:label-cell-address="DISKBUSY.$C$1" chart:values-cell-range-address="DISKBUSY.$C$2:.$C$16" chart:class="chart:line" chart:attached-axis="primary-y" chart:style-name="G0S1">
            <chart:data-point chart:repeated="15"/>
          </chart:series>
          <chart:series chart:label-cell-address="DISKBUSY.$D$1" chart:values-cell-range-address="DISKBUSY.$D$2:.$D$16" chart:class="chart:line" chart:attached-axis="primary-y" chart:style-name="G0S2">
            <chart:data-point chart:repeated="15"/>
          </chart:series>
          <chart:series chart:label-cell-address="DISKBUSY.$E$1" chart:values-cell-range-address="DISKBUSY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Read KB/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8:.$E$18" chart:class="chart:bar" chart:attached-axis="primary-y" chart:style-name="G0S0">
            <chart:data-point chart:repeated="4"/>
          </chart:series>
          <chart:series chart:values-cell-range-address="DISKREAD.$B$19:.$E$19" chart:class="chart:bar" chart:attached-axis="primary-y" chart:style-name="G0S1">
            <chart:data-point chart:repeated="4"/>
          </chart:series>
          <chart:series chart:values-cell-range-address="DISKREAD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Read KB/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6" chart:class="chart:line" chart:attached-axis="primary-y" chart:style-name="G0S0">
            <chart:data-point chart:repeated="15"/>
          </chart:series>
          <chart:series chart:label-cell-address="DISKREAD.$C$1" chart:values-cell-range-address="DISKREAD.$C$2:.$C$16" chart:class="chart:line" chart:attached-axis="primary-y" chart:style-name="G0S1">
            <chart:data-point chart:repeated="15"/>
          </chart:series>
          <chart:series chart:label-cell-address="DISKREAD.$D$1" chart:values-cell-range-address="DISKREAD.$D$2:.$D$16" chart:class="chart:line" chart:attached-axis="primary-y" chart:style-name="G0S2">
            <chart:data-point chart:repeated="15"/>
          </chart:series>
          <chart:series chart:label-cell-address="DISKREAD.$E$1" chart:values-cell-range-address="DISKREAD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Write KB/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8:.$E$18" chart:class="chart:bar" chart:attached-axis="primary-y" chart:style-name="G0S0">
            <chart:data-point chart:repeated="4"/>
          </chart:series>
          <chart:series chart:values-cell-range-address="DISKWRITE.$B$19:.$E$19" chart:class="chart:bar" chart:attached-axis="primary-y" chart:style-name="G0S1">
            <chart:data-point chart:repeated="4"/>
          </chart:series>
          <chart:series chart:values-cell-range-address="DISKWRITE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Write KB/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6" chart:class="chart:line" chart:attached-axis="primary-y" chart:style-name="G0S0">
            <chart:data-point chart:repeated="15"/>
          </chart:series>
          <chart:series chart:label-cell-address="DISKWRITE.$C$1" chart:values-cell-range-address="DISKWRITE.$C$2:.$C$16" chart:class="chart:line" chart:attached-axis="primary-y" chart:style-name="G0S1">
            <chart:data-point chart:repeated="15"/>
          </chart:series>
          <chart:series chart:label-cell-address="DISKWRITE.$D$1" chart:values-cell-range-address="DISKWRITE.$D$2:.$D$16" chart:class="chart:line" chart:attached-axis="primary-y" chart:style-name="G0S2">
            <chart:data-point chart:repeated="15"/>
          </chart:series>
          <chart:series chart:label-cell-address="DISKWRITE.$E$1" chart:values-cell-range-address="DISKWRITE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transfers per second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8:.$E$18" chart:class="chart:bar" chart:attached-axis="primary-y" chart:style-name="G0S0">
            <chart:data-point chart:repeated="4"/>
          </chart:series>
          <chart:series chart:values-cell-range-address="DISKXFER.$B$19:.$E$19" chart:class="chart:bar" chart:attached-axis="primary-y" chart:style-name="G0S1">
            <chart:data-point chart:repeated="4"/>
          </chart:series>
          <chart:series chart:values-cell-range-address="DISKXFER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transfers per second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6" chart:class="chart:line" chart:attached-axis="primary-y" chart:style-name="G0S0">
            <chart:data-point chart:repeated="15"/>
          </chart:series>
          <chart:series chart:label-cell-address="DISKXFER.$C$1" chart:values-cell-range-address="DISKXFER.$C$2:.$C$16" chart:class="chart:line" chart:attached-axis="primary-y" chart:style-name="G0S1">
            <chart:data-point chart:repeated="15"/>
          </chart:series>
          <chart:series chart:label-cell-address="DISKXFER.$D$1" chart:values-cell-range-address="DISKXFER.$D$2:.$D$16" chart:class="chart:line" chart:attached-axis="primary-y" chart:style-name="G0S2">
            <chart:data-point chart:repeated="15"/>
          </chart:series>
          <chart:series chart:label-cell-address="DISKXFER.$E$1" chart:values-cell-range-address="DISKXFER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JFS Filespace %Used ubuntuServer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8" chart:values-cell-range-address="JFSFILE.$B$18:.$F$18" chart:class="chart:bar" chart:attached-axis="primary-y" chart:style-name="G0S0">
            <chart:data-point chart:repeated="5"/>
          </chart:series>
          <chart:series chart:label-cell-address="JFSFILE.$A$19" chart:values-cell-range-address="JFSFILE.$B$19:.$F$19" chart:class="chart:bar" chart:attached-axis="primary-y" chart:style-name="G0S1">
            <chart:data-point chart:repeated="5"/>
          </chart:series>
          <chart:series chart:label-cell-address="JFSFILE.$A$20" chart:values-cell-range-address="JFSFILE.$B$20:.$F$2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21.75pt" chart:style-name="Crt0">
        <chart:title chart:style-name="CT00">
          <text:p text:style-name="a0" text:class-names="" text:cond-style-name="">Memory MB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21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6"/>
          </chart:axis>
          <chart:axis chart:dimension="y" chart:name="primary-y" chart:style-name="Axs1"/>
          <chart:series chart:label-cell-address="MEM.$B$1" chart:values-cell-range-address="MEM.$B$2:.$B$16" chart:class="chart:area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Total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6"/>
          </chart:axis>
          <chart:axis chart:dimension="y" chart:name="primary-y" chart:style-name="Axs1"/>
          <chart:series chart:label-cell-address="CPU_ALL.$B$1" chart:values-cell-range-address="CPU_ALL.$B$2:.$B$16" chart:class="chart:area" chart:attached-axis="primary-y" chart:style-name="G0S0">
            <chart:data-point chart:repeated="15"/>
          </chart:series>
          <chart:series chart:label-cell-address="CPU_ALL.$C$1" chart:values-cell-range-address="CPU_ALL.$C$2:.$C$16" chart:class="chart:area" chart:attached-axis="primary-y" chart:style-name="G0S1">
            <chart:data-point chart:repeated="15"/>
          </chart:series>
          <chart:series chart:label-cell-address="CPU_ALL.$D$1" chart:values-cell-range-address="CPU_ALL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390_Threads (KB/s) -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6"/>
          </chart:axis>
          <chart:axis chart:dimension="y" chart:name="primary-y" chart:style-name="Axs1"/>
          <chart:series chart:label-cell-address="NET.$I$1" chart:values-cell-range-address="NET.$I$2:.$I$16" chart:class="chart:area" chart:attached-axis="primary-y" chart:style-name="G0S1">
            <chart:data-point chart:repeated="15"/>
          </chart:series>
          <chart:series chart:label-cell-address="NET.$H$1" chart:values-cell-range-address="NET.$H$2:.$H$16" chart:class="chart:area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I/O JMeter_Test_390_Threads (KB/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8" chart:values-cell-range-address="NET.$B$18:.$E$18" chart:class="chart:bar" chart:attached-axis="primary-y" chart:style-name="G0S0">
            <chart:data-point chart:repeated="4"/>
          </chart:series>
          <chart:series chart:label-cell-address="NET.$A$19" chart:values-cell-range-address="NET.$B$19:.$E$19" chart:class="chart:bar" chart:attached-axis="primary-y" chart:style-name="G0S1">
            <chart:data-point chart:repeated="4"/>
          </chart:series>
          <chart:series chart:label-cell-address="NET.$A$20" chart:values-cell-range-address="NET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390_Threads (KB/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6"/>
          </chart:axis>
          <chart:axis chart:dimension="y" chart:name="primary-y" chart:style-name="Axs1"/>
          <chart:series chart:label-cell-address="NET.$B$1" chart:values-cell-range-address="NET.$B$2:.$B$16" chart:class="chart:area" chart:attached-axis="primary-y" chart:style-name="G0S0">
            <chart:data-point chart:repeated="15"/>
          </chart:series>
          <chart:series chart:label-cell-address="NET.$C$1" chart:values-cell-range-address="NET.$C$2:.$C$16" chart:class="chart:area" chart:attached-axis="primary-y" chart:style-name="G0S1">
            <chart:data-point chart:repeated="15"/>
          </chart:series>
          <chart:series chart:label-cell-address="NET.$D$1" chart:values-cell-range-address="NET.$D$2:.$D$16" chart:class="chart:area" chart:attached-axis="primary-y" chart:style-name="G0S2">
            <chart:data-point chart:repeated="15"/>
          </chart:series>
          <chart:series chart:label-cell-address="NET.$E$1" chart:values-cell-range-address="NET.$E$2:.$E$16" chart:class="chart:area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Packet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8" chart:values-cell-range-address="NETPACKET.$B$18:.$E$18" chart:class="chart:bar" chart:attached-axis="primary-y" chart:style-name="G0S0">
            <chart:data-point chart:repeated="4"/>
          </chart:series>
          <chart:series chart:label-cell-address="NETPACKET.$A$19" chart:values-cell-range-address="NETPACKET.$B$19:.$E$19" chart:class="chart:bar" chart:attached-axis="primary-y" chart:style-name="G0S1">
            <chart:data-point chart:repeated="4"/>
          </chart:series>
          <chart:series chart:label-cell-address="NETPACKET.$A$20" chart:values-cell-range-address="NETPACKET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Network Packet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6" chart:class="chart:line" chart:attached-axis="primary-y" chart:style-name="G0S0">
            <chart:data-point chart:repeated="15"/>
          </chart:series>
          <chart:series chart:label-cell-address="NETPACKET.$C$1" chart:values-cell-range-address="NETPACKET.$C$2:.$C$16" chart:class="chart:line" chart:attached-axis="primary-y" chart:style-name="G0S1">
            <chart:data-point chart:repeated="15"/>
          </chart:series>
          <chart:series chart:label-cell-address="NETPACKET.$D$1" chart:values-cell-range-address="NETPACKET.$D$2:.$D$16" chart:class="chart:line" chart:attached-axis="primary-y" chart:style-name="G0S2">
            <chart:data-point chart:repeated="15"/>
          </chart:series>
          <chart:series chart:label-cell-address="NETPACKET.$E$1" chart:values-cell-range-address="NETPACKET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6" chart:class="chart:line" chart:attached-axis="primary-y" chart:style-name="G0S0">
            <chart:data-point chart:repeated="15"/>
          </chart:series>
          <chart:series chart:label-cell-address="PROC.$C$1" chart:values-cell-range-address="PROC.$C$2:.$C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6" chart:class="chart:line" chart:attached-axis="primary-y" chart:style-name="G0S0">
            <chart:data-point chart:repeated="15"/>
          </chart:series>
          <chart:series chart:values-cell-range-address="PROC.$E$2:.$E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6" chart:class="chart:line" chart:attached-axis="primary-y" chart:style-name="G0S0">
            <chart:data-point chart:repeated="15"/>
          </chart:series>
          <chart:series chart:values-cell-range-address="PROC.$I$2:.$I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File-backed paging (kByes/sec) ubuntuServer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6"/>
          </chart:axis>
          <chart:axis chart:dimension="y" chart:name="primary-y" chart:style-name="Axs1"/>
          <chart:series chart:label-cell-address="VM.$H$1" chart:values-cell-range-address="VM.$H$2:.$H$16" chart:class="chart:area" chart:attached-axis="primary-y" chart:style-name="G0S0">
            <chart:data-point chart:repeated="15"/>
          </chart:series>
          <chart:series chart:label-cell-address="VM.$I$1" chart:values-cell-range-address="VM.$I$2:.$I$16" chart:class="chart:area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Swap-space activity (kBytes/sec) ubuntuServer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6"/>
          </chart:axis>
          <chart:axis chart:dimension="y" chart:name="primary-y" chart:style-name="Axs1"/>
          <chart:series chart:label-cell-address="VM.$J$1" chart:values-cell-range-address="VM.$J$2:.$J$16" chart:class="chart:area" chart:attached-axis="primary-y" chart:style-name="G0S0">
            <chart:data-point chart:repeated="15"/>
          </chart:series>
          <chart:series chart:label-cell-address="VM.$K$1" chart:values-cell-range-address="VM.$K$2:.$K$16" chart:class="chart:area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6"/>
          </chart:axis>
          <chart:axis chart:dimension="y" chart:name="primary-y" chart:style-name="Axs1"/>
          <chart:series chart:label-cell-address="CPU_ALL.$G$1" chart:values-cell-range-address="CPU_ALL.$G$2:.$G$16" chart:class="chart:area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1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6"/>
          </chart:axis>
          <chart:axis chart:dimension="y" chart:name="primary-y" chart:style-name="Axs1"/>
          <chart:series chart:label-cell-address="CPU01.$B$1" chart:values-cell-range-address="CPU01.$B$2:.$B$16" chart:class="chart:area" chart:attached-axis="primary-y" chart:style-name="G0S0">
            <chart:data-point chart:repeated="15"/>
          </chart:series>
          <chart:series chart:label-cell-address="CPU01.$C$1" chart:values-cell-range-address="CPU01.$C$2:.$C$16" chart:class="chart:area" chart:attached-axis="primary-y" chart:style-name="G0S1">
            <chart:data-point chart:repeated="15"/>
          </chart:series>
          <chart:series chart:label-cell-address="CPU01.$D$1" chart:values-cell-range-address="CPU01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2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6"/>
          </chart:axis>
          <chart:axis chart:dimension="y" chart:name="primary-y" chart:style-name="Axs1"/>
          <chart:series chart:label-cell-address="CPU02.$B$1" chart:values-cell-range-address="CPU02.$B$2:.$B$16" chart:class="chart:area" chart:attached-axis="primary-y" chart:style-name="G0S0">
            <chart:data-point chart:repeated="15"/>
          </chart:series>
          <chart:series chart:label-cell-address="CPU02.$C$1" chart:values-cell-range-address="CPU02.$C$2:.$C$16" chart:class="chart:area" chart:attached-axis="primary-y" chart:style-name="G0S1">
            <chart:data-point chart:repeated="15"/>
          </chart:series>
          <chart:series chart:label-cell-address="CPU02.$D$1" chart:values-cell-range-address="CPU02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3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6"/>
          </chart:axis>
          <chart:axis chart:dimension="y" chart:name="primary-y" chart:style-name="Axs1"/>
          <chart:series chart:label-cell-address="CPU03.$B$1" chart:values-cell-range-address="CPU03.$B$2:.$B$16" chart:class="chart:area" chart:attached-axis="primary-y" chart:style-name="G0S0">
            <chart:data-point chart:repeated="15"/>
          </chart:series>
          <chart:series chart:label-cell-address="CPU03.$C$1" chart:values-cell-range-address="CPU03.$C$2:.$C$16" chart:class="chart:area" chart:attached-axis="primary-y" chart:style-name="G0S1">
            <chart:data-point chart:repeated="15"/>
          </chart:series>
          <chart:series chart:label-cell-address="CPU03.$D$1" chart:values-cell-range-address="CPU03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4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6"/>
          </chart:axis>
          <chart:axis chart:dimension="y" chart:name="primary-y" chart:style-name="Axs1"/>
          <chart:series chart:label-cell-address="CPU04.$B$1" chart:values-cell-range-address="CPU04.$B$2:.$B$16" chart:class="chart:area" chart:attached-axis="primary-y" chart:style-name="G0S0">
            <chart:data-point chart:repeated="15"/>
          </chart:series>
          <chart:series chart:label-cell-address="CPU04.$C$1" chart:values-cell-range-address="CPU04.$C$2:.$C$16" chart:class="chart:area" chart:attached-axis="primary-y" chart:style-name="G0S1">
            <chart:data-point chart:repeated="15"/>
          </chart:series>
          <chart:series chart:label-cell-address="CPU04.$D$1" chart:values-cell-range-address="CPU04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CPU by Processor ubuntuServer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4.5pt" chart:style-name="Crt0">
        <chart:title chart:style-name="CT00">
          <text:p text:style-name="a0" text:class-names="" text:cond-style-name="">Disk total KB/s JMeter_Test_390_Threads -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6" chart:class="chart:area" chart:attached-axis="primary-y" chart:style-name="G0S0">
            <chart:data-point chart:repeated="15"/>
          </chart:series>
          <chart:series chart:label-cell-address="DISK_SUMM.$C$1" chart:values-cell-range-address="DISK_SUMM.$C$2:.$C$16" chart:class="chart:area" chart:attached-axis="primary-y" chart:style-name="G0S1">
            <chart:data-point chart:repeated="15"/>
          </chart:series>
          <chart:series chart:values-cell-range-address="DISK_SUMM.$D$2:.$D$16" chart:class="chart:line" chart:attached-axis="secondary-y" chart:style-name="G1S0">
            <chart:data-point chart:repeated="1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4.5pt" chart:style-name="Crt0">
        <chart:title chart:style-name="CT00">
          <text:p text:style-name="a0" text:class-names="" text:cond-style-name="">Disk total KB/s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8" chart:values-cell-range-address="DISK_SUMM.$B$18:.$D$18" chart:class="chart:bar" chart:attached-axis="primary-y" chart:style-name="G0S0">
            <chart:data-point chart:repeated="3"/>
          </chart:series>
          <chart:series chart:label-cell-address="DISK_SUMM.$A$19" chart:values-cell-range-address="DISK_SUMM.$B$19:.$D$19" chart:class="chart:bar" chart:attached-axis="primary-y" chart:style-name="G0S1">
            <chart:data-point chart:repeated="3"/>
          </chart:series>
          <chart:series chart:label-cell-address="DISK_SUMM.$A$20" chart:values-cell-range-address="DISK_SUMM.$B$20:.$D$2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Block Size JMeter_Test_390_Threads (Kbyte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8:.$E$18" chart:class="chart:bar" chart:attached-axis="primary-y" chart:style-name="G0S0">
            <chart:data-point chart:repeated="4"/>
          </chart:series>
          <chart:series chart:values-cell-range-address="DISKBSIZE.$B$19:.$E$19" chart:class="chart:bar" chart:attached-axis="primary-y" chart:style-name="G0S1">
            <chart:data-point chart:repeated="4"/>
          </chart:series>
          <chart:series chart:values-cell-range-address="DISKBSIZE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Block Size JMeter_Test_390_Threads (Kbyte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6" chart:class="chart:line" chart:attached-axis="primary-y" chart:style-name="G0S0">
            <chart:data-point chart:repeated="15"/>
          </chart:series>
          <chart:series chart:label-cell-address="DISKBSIZE.$C$1" chart:values-cell-range-address="DISKBSIZE.$C$2:.$C$16" chart:class="chart:line" chart:attached-axis="primary-y" chart:style-name="G0S1">
            <chart:data-point chart:repeated="15"/>
          </chart:series>
          <chart:series chart:label-cell-address="DISKBSIZE.$D$1" chart:values-cell-range-address="DISKBSIZE.$D$2:.$D$16" chart:class="chart:line" chart:attached-axis="primary-y" chart:style-name="G0S2">
            <chart:data-point chart:repeated="15"/>
          </chart:series>
          <chart:series chart:label-cell-address="DISKBSIZE.$E$1" chart:values-cell-range-address="DISKBSIZE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%Busy JMeter_Test_39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8:.$E$18" chart:class="chart:bar" chart:attached-axis="primary-y" chart:style-name="G0S0">
            <chart:data-point chart:repeated="4"/>
          </chart:series>
          <chart:series chart:values-cell-range-address="DISKBUSY.$B$19:.$E$19" chart:class="chart:bar" chart:attached-axis="primary-y" chart:style-name="G0S1">
            <chart:data-point chart:repeated="4"/>
          </chart:series>
          <chart:series chart:values-cell-range-address="DISKBUSY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